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7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9.065cm"/>
    </style:style>
    <style:style style:name="co4" style:family="table-column">
      <style:table-column-properties fo:break-before="auto" style:column-width="7.105cm"/>
    </style:style>
    <style:style style:name="co5" style:family="table-column">
      <style:table-column-properties fo:break-before="auto" style:column-width="15.607cm"/>
    </style:style>
    <style:style style:name="co6" style:family="table-column">
      <style:table-column-properties fo:break-before="auto" style:column-width="2.4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ext-properties style:font-name="Arial1" style:font-name-complex="Arial1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Entity Couple</text:p>
          </table:table-cell>
          <table:table-cell table:style-name="ce1" office:value-type="string">
            <text:p>Annotator</text:p>
          </table:table-cell>
          <table:table-cell table:style-name="ce1" office:value-type="string">
            <text:p>1. Would you say these entities are closely related in any way?</text:p>
          </table:table-cell>
          <table:table-cell table:style-name="ce1" office:value-type="string">
            <text:p>2. Do you exactly know how they are connected?</text:p>
          </table:table-cell>
          <table:table-cell table:style-name="ce1" office:value-type="string">
            <text:p>3. Do you believe most people would be curious to discover more about their connection - if there were one?</text:p>
          </table:table-cell>
          <table:table-cell table:style-name="ce3" office:value-type="string">
            <text:p>Result</text:p>
          </table:table-cell>
          <table:table-cell table:style-name="ce3" office:value-type="string">
            <text:p>Surprisal</text:p>
          </table:table-cell>
          <table:table-cell table:style-name="ce5" office:value-type="string">
            <text:p>Annotation</text:p>
          </table:table-cell>
          <table:table-cell table:style-name="ce3" office:value-type="string">
            <text:p>S_corrected_Annotation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: Death_Star AND Lightsaber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2]=&quot;Yes&quot;;&quot;Serendipitous&quot;;IF([.E2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2]=&quot;No&quot;;&quot;Unexpected&quot;;IF([.D2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2]))=&quot;SERENDIPITOUS&quot;;1;IF(UPPER(TRIM([.F2]))=&quot;TOO OBVIOUS&quot;;0;0.5))" office:value-type="float" office:value="0">
            <text:p>0</text:p>
          </table:table-cell>
          <table:table-cell table:style-name="ce4" table:formula="of:=[.H2]+IF(UPPER(TRIM([.G2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: Death_Star AND Lightsaber</text:p>
          </table:table-cell>
          <table:table-cell table:style-name="ce2" office:value-type="string">
            <text:p>Anonymous User 2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3]=&quot;Yes&quot;;&quot;Serendipitous&quot;;IF([.E3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3]=&quot;No&quot;;&quot;Unexpected&quot;;IF([.D3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3]))=&quot;SERENDIPITOUS&quot;;1;IF(UPPER(TRIM([.F3]))=&quot;TOO OBVIOUS&quot;;0;0.5))" office:value-type="float" office:value="0">
            <text:p>0</text:p>
          </table:table-cell>
          <table:table-cell table:style-name="ce4" table:formula="of:=[.H3]+IF(UPPER(TRIM([.G3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: Death_Star AND Lightsaber</text:p>
          </table:table-cell>
          <table:table-cell table:style-name="ce2" office:value-type="string">
            <text:p>Anonymous User 3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4]=&quot;Yes&quot;;&quot;Serendipitous&quot;;IF([.E4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4]=&quot;No&quot;;&quot;Unexpected&quot;;IF([.D4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4]))=&quot;SERENDIPITOUS&quot;;1;IF(UPPER(TRIM([.F4]))=&quot;TOO OBVIOUS&quot;;0;0.5))" office:value-type="float" office:value="0">
            <text:p>0</text:p>
          </table:table-cell>
          <table:table-cell table:style-name="ce4" table:formula="of:=[.H4]+IF(UPPER(TRIM([.G4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: 2012_NFL_season AND DeMeco_Ryans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5]=&quot;Yes&quot;;&quot;Serendipitous&quot;;IF([.E5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5]=&quot;No&quot;;&quot;Unexpected&quot;;IF([.D5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5]))=&quot;SERENDIPITOUS&quot;;1;IF(UPPER(TRIM([.F5]))=&quot;TOO OBVIOUS&quot;;0;0.5))" office:value-type="float" office:value="0">
            <text:p>0</text:p>
          </table:table-cell>
          <table:table-cell table:style-name="ce4" table:formula="of:=[.H5]+IF(UPPER(TRIM([.G5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: 2012_NFL_season AND DeMeco_Ryans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6]=&quot;Yes&quot;;&quot;Serendipitous&quot;;IF([.E6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6]=&quot;No&quot;;&quot;Unexpected&quot;;IF([.D6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6]))=&quot;SERENDIPITOUS&quot;;1;IF(UPPER(TRIM([.F6]))=&quot;TOO OBVIOUS&quot;;0;0.5))" office:value-type="float" office:value="1">
            <text:p>1</text:p>
          </table:table-cell>
          <table:table-cell table:style-name="ce4" table:formula="of:=[.H6]+IF(UPPER(TRIM([.G6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: 2012_NFL_season AND DeMeco_Ryans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7]=&quot;Yes&quot;;&quot;Serendipitous&quot;;IF([.E7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7]=&quot;No&quot;;&quot;Unexpected&quot;;IF([.D7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7]))=&quot;SERENDIPITOUS&quot;;1;IF(UPPER(TRIM([.F7]))=&quot;TOO OBVIOUS&quot;;0;0.5))" office:value-type="float" office:value="0.5">
            <text:p>0.5</text:p>
          </table:table-cell>
          <table:table-cell table:style-name="ce4" table:formula="of:=[.H7]+IF(UPPER(TRIM([.G7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: RuPaul's_Drag_Race_UK_(series_4) AND Surrey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8]=&quot;Yes&quot;;&quot;Serendipitous&quot;;IF([.E8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8]=&quot;No&quot;;&quot;Unexpected&quot;;IF([.D8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8]))=&quot;SERENDIPITOUS&quot;;1;IF(UPPER(TRIM([.F8]))=&quot;TOO OBVIOUS&quot;;0;0.5))" office:value-type="float" office:value="0">
            <text:p>0</text:p>
          </table:table-cell>
          <table:table-cell table:style-name="ce4" table:formula="of:=[.H8]+IF(UPPER(TRIM([.G8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: RuPaul's_Drag_Race_UK_(series_4) AND Surrey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9]=&quot;Yes&quot;;&quot;Serendipitous&quot;;IF([.E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9]=&quot;No&quot;;&quot;Unexpected&quot;;IF([.D9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9]))=&quot;SERENDIPITOUS&quot;;1;IF(UPPER(TRIM([.F9]))=&quot;TOO OBVIOUS&quot;;0;0.5))" office:value-type="float" office:value="0.5">
            <text:p>0.5</text:p>
          </table:table-cell>
          <table:table-cell table:style-name="ce4" table:formula="of:=[.H9]+IF(UPPER(TRIM([.G9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: RuPaul's_Drag_Race_UK_(series_4) AND Surrey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0]=&quot;Yes&quot;;&quot;Serendipitous&quot;;IF([.E10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0]=&quot;No&quot;;&quot;Unexpected&quot;;IF([.D1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0]))=&quot;SERENDIPITOUS&quot;;1;IF(UPPER(TRIM([.F10]))=&quot;TOO OBVIOUS&quot;;0;0.5))" office:value-type="float" office:value="0.5">
            <text:p>0.5</text:p>
          </table:table-cell>
          <table:table-cell table:style-name="ce4" table:formula="of:=[.H10]+IF(UPPER(TRIM([.G10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: Ambergris AND Cephalopod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1]=&quot;Yes&quot;;&quot;Serendipitous&quot;;IF([.E11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1]=&quot;No&quot;;&quot;Unexpected&quot;;IF([.D11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1]))=&quot;SERENDIPITOUS&quot;;1;IF(UPPER(TRIM([.F11]))=&quot;TOO OBVIOUS&quot;;0;0.5))" office:value-type="float" office:value="0">
            <text:p>0</text:p>
          </table:table-cell>
          <table:table-cell table:style-name="ce4" table:formula="of:=[.H11]+IF(UPPER(TRIM([.G11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: Ambergris AND Cephalopod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12]=&quot;Yes&quot;;&quot;Serendipitous&quot;;IF([.E12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2]=&quot;No&quot;;&quot;Unexpected&quot;;IF([.D12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2]))=&quot;SERENDIPITOUS&quot;;1;IF(UPPER(TRIM([.F12]))=&quot;TOO OBVIOUS&quot;;0;0.5))" office:value-type="float" office:value="1">
            <text:p>1</text:p>
          </table:table-cell>
          <table:table-cell table:style-name="ce4" table:formula="of:=[.H12]+IF(UPPER(TRIM([.G12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: Ambergris AND Cephalopod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3]=&quot;Yes&quot;;&quot;Serendipitous&quot;;IF([.E13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3]=&quot;No&quot;;&quot;Unexpected&quot;;IF([.D13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3]))=&quot;SERENDIPITOUS&quot;;1;IF(UPPER(TRIM([.F13]))=&quot;TOO OBVIOUS&quot;;0;0.5))" office:value-type="float" office:value="0.5">
            <text:p>0.5</text:p>
          </table:table-cell>
          <table:table-cell table:style-name="ce4" table:formula="of:=[.H13]+IF(UPPER(TRIM([.G13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: Marc_Warren AND List_of_Agatha_Christie's_Poirot_episodes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4]=&quot;Yes&quot;;&quot;Serendipitous&quot;;IF([.E14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4]=&quot;No&quot;;&quot;Unexpected&quot;;IF([.D14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4]))=&quot;SERENDIPITOUS&quot;;1;IF(UPPER(TRIM([.F14]))=&quot;TOO OBVIOUS&quot;;0;0.5))" office:value-type="float" office:value="0.5">
            <text:p>0.5</text:p>
          </table:table-cell>
          <table:table-cell table:style-name="ce4" table:formula="of:=[.H14]+IF(UPPER(TRIM([.G14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: Marc_Warren AND List_of_Agatha_Christie's_Poirot_episodes</text:p>
          </table:table-cell>
          <table:table-cell table:style-name="ce2" office:value-type="string">
            <text:p>Anonymous User 2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5]=&quot;Yes&quot;;&quot;Serendipitous&quot;;IF([.E15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5]=&quot;No&quot;;&quot;Unexpected&quot;;IF([.D15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5]))=&quot;SERENDIPITOUS&quot;;1;IF(UPPER(TRIM([.F15]))=&quot;TOO OBVIOUS&quot;;0;0.5))" office:value-type="float" office:value="0">
            <text:p>0</text:p>
          </table:table-cell>
          <table:table-cell table:style-name="ce4" table:formula="of:=[.H15]+IF(UPPER(TRIM([.G15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: Marc_Warren AND List_of_Agatha_Christie's_Poirot_episodes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16]=&quot;Yes&quot;;&quot;Serendipitous&quot;;IF([.E16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6]=&quot;No&quot;;&quot;Unexpected&quot;;IF([.D16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6]))=&quot;SERENDIPITOUS&quot;;1;IF(UPPER(TRIM([.F16]))=&quot;TOO OBVIOUS&quot;;0;0.5))" office:value-type="float" office:value="0.5">
            <text:p>0.5</text:p>
          </table:table-cell>
          <table:table-cell table:style-name="ce4" table:formula="of:=[.H16]+IF(UPPER(TRIM([.G16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6: Nine_(Blink-182_album) AND Mark_Hoppus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7]=&quot;Yes&quot;;&quot;Serendipitous&quot;;IF([.E17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7]=&quot;No&quot;;&quot;Unexpected&quot;;IF([.D17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7]))=&quot;SERENDIPITOUS&quot;;1;IF(UPPER(TRIM([.F17]))=&quot;TOO OBVIOUS&quot;;0;0.5))" office:value-type="float" office:value="0">
            <text:p>0</text:p>
          </table:table-cell>
          <table:table-cell table:style-name="ce4" table:formula="of:=[.H17]+IF(UPPER(TRIM([.G17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6: Nine_(Blink-182_album) AND Mark_Hoppus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8]=&quot;Yes&quot;;&quot;Serendipitous&quot;;IF([.E18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8]=&quot;No&quot;;&quot;Unexpected&quot;;IF([.D18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8]))=&quot;SERENDIPITOUS&quot;;1;IF(UPPER(TRIM([.F18]))=&quot;TOO OBVIOUS&quot;;0;0.5))" office:value-type="float" office:value="1">
            <text:p>1</text:p>
          </table:table-cell>
          <table:table-cell table:style-name="ce4" table:formula="of:=[.H18]+IF(UPPER(TRIM([.G18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6: Nine_(Blink-182_album) AND Mark_Hoppus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9]=&quot;Yes&quot;;&quot;Serendipitous&quot;;IF([.E1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9]=&quot;No&quot;;&quot;Unexpected&quot;;IF([.D19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9]))=&quot;SERENDIPITOUS&quot;;1;IF(UPPER(TRIM([.F19]))=&quot;TOO OBVIOUS&quot;;0;0.5))" office:value-type="float" office:value="0.5">
            <text:p>0.5</text:p>
          </table:table-cell>
          <table:table-cell table:style-name="ce4" table:formula="of:=[.H19]+IF(UPPER(TRIM([.G19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7: Gynaecology AND Hysterectomy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20]=&quot;Yes&quot;;&quot;Serendipitous&quot;;IF([.E20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20]=&quot;No&quot;;&quot;Unexpected&quot;;IF([.D20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20]))=&quot;SERENDIPITOUS&quot;;1;IF(UPPER(TRIM([.F20]))=&quot;TOO OBVIOUS&quot;;0;0.5))" office:value-type="float" office:value="0">
            <text:p>0</text:p>
          </table:table-cell>
          <table:table-cell table:style-name="ce4" table:formula="of:=[.H20]+IF(UPPER(TRIM([.G20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7: Gynaecology AND Hysterectomy</text:p>
          </table:table-cell>
          <table:table-cell table:style-name="ce2" office:value-type="string">
            <text:p>Anonymous User 2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21]=&quot;Yes&quot;;&quot;Serendipitous&quot;;IF([.E21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21]=&quot;No&quot;;&quot;Unexpected&quot;;IF([.D21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21]))=&quot;SERENDIPITOUS&quot;;1;IF(UPPER(TRIM([.F21]))=&quot;TOO OBVIOUS&quot;;0;0.5))" office:value-type="float" office:value="0">
            <text:p>0</text:p>
          </table:table-cell>
          <table:table-cell table:style-name="ce4" table:formula="of:=[.H21]+IF(UPPER(TRIM([.G21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7: Gynaecology AND Hysterectomy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22]=&quot;Yes&quot;;&quot;Serendipitous&quot;;IF([.E22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22]=&quot;No&quot;;&quot;Unexpected&quot;;IF([.D22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22]))=&quot;SERENDIPITOUS&quot;;1;IF(UPPER(TRIM([.F22]))=&quot;TOO OBVIOUS&quot;;0;0.5))" office:value-type="float" office:value="1">
            <text:p>1</text:p>
          </table:table-cell>
          <table:table-cell table:style-name="ce4" table:formula="of:=[.H22]+IF(UPPER(TRIM([.G22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8: Fortification AND Battle_of_Kursk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23]=&quot;Yes&quot;;&quot;Serendipitous&quot;;IF([.E23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23]=&quot;No&quot;;&quot;Unexpected&quot;;IF([.D23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23]))=&quot;SERENDIPITOUS&quot;;1;IF(UPPER(TRIM([.F23]))=&quot;TOO OBVIOUS&quot;;0;0.5))" office:value-type="float" office:value="0">
            <text:p>0</text:p>
          </table:table-cell>
          <table:table-cell table:style-name="ce4" table:formula="of:=[.H23]+IF(UPPER(TRIM([.G23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8: Fortification AND Battle_of_Kursk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24]=&quot;Yes&quot;;&quot;Serendipitous&quot;;IF([.E24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24]=&quot;No&quot;;&quot;Unexpected&quot;;IF([.D24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24]))=&quot;SERENDIPITOUS&quot;;1;IF(UPPER(TRIM([.F24]))=&quot;TOO OBVIOUS&quot;;0;0.5))" office:value-type="float" office:value="1">
            <text:p>1</text:p>
          </table:table-cell>
          <table:table-cell table:style-name="ce4" table:formula="of:=[.H24]+IF(UPPER(TRIM([.G24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8: Fortification AND Battle_of_Kursk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25]=&quot;Yes&quot;;&quot;Serendipitous&quot;;IF([.E25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25]=&quot;No&quot;;&quot;Unexpected&quot;;IF([.D25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25]))=&quot;SERENDIPITOUS&quot;;1;IF(UPPER(TRIM([.F25]))=&quot;TOO OBVIOUS&quot;;0;0.5))" office:value-type="float" office:value="0.5">
            <text:p>0.5</text:p>
          </table:table-cell>
          <table:table-cell table:style-name="ce4" table:formula="of:=[.H25]+IF(UPPER(TRIM([.G25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9: Kronecker_delta AND Nyquist-Shannon_sampling_theorem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26]=&quot;Yes&quot;;&quot;Serendipitous&quot;;IF([.E26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26]=&quot;No&quot;;&quot;Unexpected&quot;;IF([.D26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26]))=&quot;SERENDIPITOUS&quot;;1;IF(UPPER(TRIM([.F26]))=&quot;TOO OBVIOUS&quot;;0;0.5))" office:value-type="float" office:value="0.5">
            <text:p>0.5</text:p>
          </table:table-cell>
          <table:table-cell table:style-name="ce4" table:formula="of:=[.H26]+IF(UPPER(TRIM([.G26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9: Kronecker_delta AND Nyquist-Shannon_sampling_theorem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27]=&quot;Yes&quot;;&quot;Serendipitous&quot;;IF([.E27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27]=&quot;No&quot;;&quot;Unexpected&quot;;IF([.D27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27]))=&quot;SERENDIPITOUS&quot;;1;IF(UPPER(TRIM([.F27]))=&quot;TOO OBVIOUS&quot;;0;0.5))" office:value-type="float" office:value="1">
            <text:p>1</text:p>
          </table:table-cell>
          <table:table-cell table:style-name="ce4" table:formula="of:=[.H27]+IF(UPPER(TRIM([.G27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9: Kronecker_delta AND Nyquist-Shannon_sampling_theorem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28]=&quot;Yes&quot;;&quot;Serendipitous&quot;;IF([.E28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28]=&quot;No&quot;;&quot;Unexpected&quot;;IF([.D28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28]))=&quot;SERENDIPITOUS&quot;;1;IF(UPPER(TRIM([.F28]))=&quot;TOO OBVIOUS&quot;;0;0.5))" office:value-type="float" office:value="0.5">
            <text:p>0.5</text:p>
          </table:table-cell>
          <table:table-cell table:style-name="ce4" table:formula="of:=[.H28]+IF(UPPER(TRIM([.G28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0: Tyson_Fury_vs_Francis_Ngannou AND Joseph_Parker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29]=&quot;Yes&quot;;&quot;Serendipitous&quot;;IF([.E2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29]=&quot;No&quot;;&quot;Unexpected&quot;;IF([.D29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29]))=&quot;SERENDIPITOUS&quot;;1;IF(UPPER(TRIM([.F29]))=&quot;TOO OBVIOUS&quot;;0;0.5))" office:value-type="float" office:value="0.5">
            <text:p>0.5</text:p>
          </table:table-cell>
          <table:table-cell table:style-name="ce4" table:formula="of:=[.H29]+IF(UPPER(TRIM([.G29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0: Tyson_Fury_vs_Francis_Ngannou AND Joseph_Parker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30]=&quot;Yes&quot;;&quot;Serendipitous&quot;;IF([.E30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30]=&quot;No&quot;;&quot;Unexpected&quot;;IF([.D3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30]))=&quot;SERENDIPITOUS&quot;;1;IF(UPPER(TRIM([.F30]))=&quot;TOO OBVIOUS&quot;;0;0.5))" office:value-type="float" office:value="1">
            <text:p>1</text:p>
          </table:table-cell>
          <table:table-cell table:style-name="ce4" table:formula="of:=[.H30]+IF(UPPER(TRIM([.G30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0: Tyson_Fury_vs_Francis_Ngannou AND Joseph_Parker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31]=&quot;Yes&quot;;&quot;Serendipitous&quot;;IF([.E31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31]=&quot;No&quot;;&quot;Unexpected&quot;;IF([.D31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31]))=&quot;SERENDIPITOUS&quot;;1;IF(UPPER(TRIM([.F31]))=&quot;TOO OBVIOUS&quot;;0;0.5))" office:value-type="float" office:value="0.5">
            <text:p>0.5</text:p>
          </table:table-cell>
          <table:table-cell table:style-name="ce4" table:formula="of:=[.H31]+IF(UPPER(TRIM([.G31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1: Night_sky AND Northern_Hemisphere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32]=&quot;Yes&quot;;&quot;Serendipitous&quot;;IF([.E32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32]=&quot;No&quot;;&quot;Unexpected&quot;;IF([.D32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32]))=&quot;SERENDIPITOUS&quot;;1;IF(UPPER(TRIM([.F32]))=&quot;TOO OBVIOUS&quot;;0;0.5))" office:value-type="float" office:value="0">
            <text:p>0</text:p>
          </table:table-cell>
          <table:table-cell table:style-name="ce4" table:formula="of:=[.H32]+IF(UPPER(TRIM([.G32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1: Night_sky AND Northern_Hemisphere</text:p>
          </table:table-cell>
          <table:table-cell table:style-name="ce2" office:value-type="string">
            <text:p>Anonymous User 2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33]=&quot;Yes&quot;;&quot;Serendipitous&quot;;IF([.E33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33]=&quot;No&quot;;&quot;Unexpected&quot;;IF([.D33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33]))=&quot;SERENDIPITOUS&quot;;1;IF(UPPER(TRIM([.F33]))=&quot;TOO OBVIOUS&quot;;0;0.5))" office:value-type="float" office:value="0">
            <text:p>0</text:p>
          </table:table-cell>
          <table:table-cell table:style-name="ce4" table:formula="of:=[.H33]+IF(UPPER(TRIM([.G33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1: Night_sky AND Northern_Hemisphere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34]=&quot;Yes&quot;;&quot;Serendipitous&quot;;IF([.E34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34]=&quot;No&quot;;&quot;Unexpected&quot;;IF([.D34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34]))=&quot;SERENDIPITOUS&quot;;1;IF(UPPER(TRIM([.F34]))=&quot;TOO OBVIOUS&quot;;0;0.5))" office:value-type="float" office:value="1">
            <text:p>1</text:p>
          </table:table-cell>
          <table:table-cell table:style-name="ce4" table:formula="of:=[.H34]+IF(UPPER(TRIM([.G34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2: List_of_Scott_Pilgrim_characters AND Beck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35]=&quot;Yes&quot;;&quot;Serendipitous&quot;;IF([.E35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35]=&quot;No&quot;;&quot;Unexpected&quot;;IF([.D35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35]))=&quot;SERENDIPITOUS&quot;;1;IF(UPPER(TRIM([.F35]))=&quot;TOO OBVIOUS&quot;;0;0.5))" office:value-type="float" office:value="1">
            <text:p>1</text:p>
          </table:table-cell>
          <table:table-cell table:style-name="ce4" table:formula="of:=[.H35]+IF(UPPER(TRIM([.G35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2: List_of_Scott_Pilgrim_characters AND Beck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36]=&quot;Yes&quot;;&quot;Serendipitous&quot;;IF([.E36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36]=&quot;No&quot;;&quot;Unexpected&quot;;IF([.D36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36]))=&quot;SERENDIPITOUS&quot;;1;IF(UPPER(TRIM([.F36]))=&quot;TOO OBVIOUS&quot;;0;0.5))" office:value-type="float" office:value="1">
            <text:p>1</text:p>
          </table:table-cell>
          <table:table-cell table:style-name="ce4" table:formula="of:=[.H36]+IF(UPPER(TRIM([.G36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2: List_of_Scott_Pilgrim_characters AND Beck</text:p>
          </table:table-cell>
          <table:table-cell table:style-name="ce2" office:value-type="string">
            <text:p>Anonymous User 3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37]=&quot;Yes&quot;;&quot;Serendipitous&quot;;IF([.E37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37]=&quot;No&quot;;&quot;Unexpected&quot;;IF([.D37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37]))=&quot;SERENDIPITOUS&quot;;1;IF(UPPER(TRIM([.F37]))=&quot;TOO OBVIOUS&quot;;0;0.5))" office:value-type="float" office:value="0">
            <text:p>0</text:p>
          </table:table-cell>
          <table:table-cell table:style-name="ce4" table:formula="of:=[.H37]+IF(UPPER(TRIM([.G37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3: Irving_Azoff AND Urban_Cowboy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38]=&quot;Yes&quot;;&quot;Serendipitous&quot;;IF([.E38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38]=&quot;No&quot;;&quot;Unexpected&quot;;IF([.D38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38]))=&quot;SERENDIPITOUS&quot;;1;IF(UPPER(TRIM([.F38]))=&quot;TOO OBVIOUS&quot;;0;0.5))" office:value-type="float" office:value="0.5">
            <text:p>0.5</text:p>
          </table:table-cell>
          <table:table-cell table:style-name="ce4" table:formula="of:=[.H38]+IF(UPPER(TRIM([.G38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3: Irving_Azoff AND Urban_Cowboy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39]=&quot;Yes&quot;;&quot;Serendipitous&quot;;IF([.E39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39]=&quot;No&quot;;&quot;Unexpected&quot;;IF([.D39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39]))=&quot;SERENDIPITOUS&quot;;1;IF(UPPER(TRIM([.F39]))=&quot;TOO OBVIOUS&quot;;0;0.5))" office:value-type="float" office:value="1">
            <text:p>1</text:p>
          </table:table-cell>
          <table:table-cell table:style-name="ce4" table:formula="of:=[.H39]+IF(UPPER(TRIM([.G39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3: Irving_Azoff AND Urban_Cowboy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40]=&quot;Yes&quot;;&quot;Serendipitous&quot;;IF([.E40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40]=&quot;No&quot;;&quot;Unexpected&quot;;IF([.D4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40]))=&quot;SERENDIPITOUS&quot;;1;IF(UPPER(TRIM([.F40]))=&quot;TOO OBVIOUS&quot;;0;0.5))" office:value-type="float" office:value="0.5">
            <text:p>0.5</text:p>
          </table:table-cell>
          <table:table-cell table:style-name="ce4" table:formula="of:=[.H40]+IF(UPPER(TRIM([.G40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4: John,_King_of_England AND Dysentery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41]=&quot;Yes&quot;;&quot;Serendipitous&quot;;IF([.E41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41]=&quot;No&quot;;&quot;Unexpected&quot;;IF([.D41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41]))=&quot;SERENDIPITOUS&quot;;1;IF(UPPER(TRIM([.F41]))=&quot;TOO OBVIOUS&quot;;0;0.5))" office:value-type="float" office:value="0">
            <text:p>0</text:p>
          </table:table-cell>
          <table:table-cell table:style-name="ce4" table:formula="of:=[.H41]+IF(UPPER(TRIM([.G41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4: John,_King_of_England AND Dysentery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42]=&quot;Yes&quot;;&quot;Serendipitous&quot;;IF([.E42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42]=&quot;No&quot;;&quot;Unexpected&quot;;IF([.D42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42]))=&quot;SERENDIPITOUS&quot;;1;IF(UPPER(TRIM([.F42]))=&quot;TOO OBVIOUS&quot;;0;0.5))" office:value-type="float" office:value="1">
            <text:p>1</text:p>
          </table:table-cell>
          <table:table-cell table:style-name="ce4" table:formula="of:=[.H42]+IF(UPPER(TRIM([.G42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4: John,_King_of_England AND Dysentery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43]=&quot;Yes&quot;;&quot;Serendipitous&quot;;IF([.E43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43]=&quot;No&quot;;&quot;Unexpected&quot;;IF([.D43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43]))=&quot;SERENDIPITOUS&quot;;1;IF(UPPER(TRIM([.F43]))=&quot;TOO OBVIOUS&quot;;0;0.5))" office:value-type="float" office:value="1">
            <text:p>1</text:p>
          </table:table-cell>
          <table:table-cell table:style-name="ce4" table:formula="of:=[.H43]+IF(UPPER(TRIM([.G43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5: Irish_Americans AND Plantation_of_Ulster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44]=&quot;Yes&quot;;&quot;Serendipitous&quot;;IF([.E44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44]=&quot;No&quot;;&quot;Unexpected&quot;;IF([.D44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44]))=&quot;SERENDIPITOUS&quot;;1;IF(UPPER(TRIM([.F44]))=&quot;TOO OBVIOUS&quot;;0;0.5))" office:value-type="float" office:value="0">
            <text:p>0</text:p>
          </table:table-cell>
          <table:table-cell table:style-name="ce4" table:formula="of:=[.H44]+IF(UPPER(TRIM([.G44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5: Irish_Americans AND Plantation_of_Ulster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45]=&quot;Yes&quot;;&quot;Serendipitous&quot;;IF([.E45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45]=&quot;No&quot;;&quot;Unexpected&quot;;IF([.D45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45]))=&quot;SERENDIPITOUS&quot;;1;IF(UPPER(TRIM([.F45]))=&quot;TOO OBVIOUS&quot;;0;0.5))" office:value-type="float" office:value="1">
            <text:p>1</text:p>
          </table:table-cell>
          <table:table-cell table:style-name="ce4" table:formula="of:=[.H45]+IF(UPPER(TRIM([.G45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5: Irish_Americans AND Plantation_of_Ulster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46]=&quot;Yes&quot;;&quot;Serendipitous&quot;;IF([.E46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46]=&quot;No&quot;;&quot;Unexpected&quot;;IF([.D46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46]))=&quot;SERENDIPITOUS&quot;;1;IF(UPPER(TRIM([.F46]))=&quot;TOO OBVIOUS&quot;;0;0.5))" office:value-type="float" office:value="0.5">
            <text:p>0.5</text:p>
          </table:table-cell>
          <table:table-cell table:style-name="ce4" table:formula="of:=[.H46]+IF(UPPER(TRIM([.G46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6: Don_DeFore AND Pierce_Brothers_Westwood_Village_Memorial_Park_and_Mortuary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47]=&quot;Yes&quot;;&quot;Serendipitous&quot;;IF([.E47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47]=&quot;No&quot;;&quot;Unexpected&quot;;IF([.D47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47]))=&quot;SERENDIPITOUS&quot;;1;IF(UPPER(TRIM([.F47]))=&quot;TOO OBVIOUS&quot;;0;0.5))" office:value-type="float" office:value="1">
            <text:p>1</text:p>
          </table:table-cell>
          <table:table-cell table:style-name="ce4" table:formula="of:=[.H47]+IF(UPPER(TRIM([.G47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6: Don_DeFore AND Pierce_Brothers_Westwood_Village_Memorial_Park_and_Mortuary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48]=&quot;Yes&quot;;&quot;Serendipitous&quot;;IF([.E48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48]=&quot;No&quot;;&quot;Unexpected&quot;;IF([.D48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48]))=&quot;SERENDIPITOUS&quot;;1;IF(UPPER(TRIM([.F48]))=&quot;TOO OBVIOUS&quot;;0;0.5))" office:value-type="float" office:value="0.5">
            <text:p>0.5</text:p>
          </table:table-cell>
          <table:table-cell table:style-name="ce4" table:formula="of:=[.H48]+IF(UPPER(TRIM([.G48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6: Don_DeFore AND Pierce_Brothers_Westwood_Village_Memorial_Park_and_Mortuary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49]=&quot;Yes&quot;;&quot;Serendipitous&quot;;IF([.E4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49]=&quot;No&quot;;&quot;Unexpected&quot;;IF([.D49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49]))=&quot;SERENDIPITOUS&quot;;1;IF(UPPER(TRIM([.F49]))=&quot;TOO OBVIOUS&quot;;0;0.5))" office:value-type="float" office:value="0.5">
            <text:p>0.5</text:p>
          </table:table-cell>
          <table:table-cell table:style-name="ce4" table:formula="of:=[.H49]+IF(UPPER(TRIM([.G49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7: Angels_in_the_Outfield_(1994_film) AND Toronto_Blue_Jays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50]=&quot;Yes&quot;;&quot;Serendipitous&quot;;IF([.E50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50]=&quot;No&quot;;&quot;Unexpected&quot;;IF([.D5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50]))=&quot;SERENDIPITOUS&quot;;1;IF(UPPER(TRIM([.F50]))=&quot;TOO OBVIOUS&quot;;0;0.5))" office:value-type="float" office:value="0.5">
            <text:p>0.5</text:p>
          </table:table-cell>
          <table:table-cell table:style-name="ce4" table:formula="of:=[.H50]+IF(UPPER(TRIM([.G50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7: Angels_in_the_Outfield_(1994_film) AND Toronto_Blue_Jays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51]=&quot;Yes&quot;;&quot;Serendipitous&quot;;IF([.E51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51]=&quot;No&quot;;&quot;Unexpected&quot;;IF([.D51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51]))=&quot;SERENDIPITOUS&quot;;1;IF(UPPER(TRIM([.F51]))=&quot;TOO OBVIOUS&quot;;0;0.5))" office:value-type="float" office:value="1">
            <text:p>1</text:p>
          </table:table-cell>
          <table:table-cell table:style-name="ce4" table:formula="of:=[.H51]+IF(UPPER(TRIM([.G51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7: Angels_in_the_Outfield_(1994_film) AND Toronto_Blue_Jays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52]=&quot;Yes&quot;;&quot;Serendipitous&quot;;IF([.E52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52]=&quot;No&quot;;&quot;Unexpected&quot;;IF([.D52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52]))=&quot;SERENDIPITOUS&quot;;1;IF(UPPER(TRIM([.F52]))=&quot;TOO OBVIOUS&quot;;0;0.5))" office:value-type="float" office:value="0.5">
            <text:p>0.5</text:p>
          </table:table-cell>
          <table:table-cell table:style-name="ce4" table:formula="of:=[.H52]+IF(UPPER(TRIM([.G52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8: Charles_III AND Edward_VII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53]=&quot;Yes&quot;;&quot;Serendipitous&quot;;IF([.E53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53]=&quot;No&quot;;&quot;Unexpected&quot;;IF([.D53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53]))=&quot;SERENDIPITOUS&quot;;1;IF(UPPER(TRIM([.F53]))=&quot;TOO OBVIOUS&quot;;0;0.5))" office:value-type="float" office:value="0">
            <text:p>0</text:p>
          </table:table-cell>
          <table:table-cell table:style-name="ce4" table:formula="of:=[.H53]+IF(UPPER(TRIM([.G53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8: Charles_III AND Edward_VII</text:p>
          </table:table-cell>
          <table:table-cell table:style-name="ce2" office:value-type="string">
            <text:p>Anonymous User 2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54]=&quot;Yes&quot;;&quot;Serendipitous&quot;;IF([.E54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54]=&quot;No&quot;;&quot;Unexpected&quot;;IF([.D54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54]))=&quot;SERENDIPITOUS&quot;;1;IF(UPPER(TRIM([.F54]))=&quot;TOO OBVIOUS&quot;;0;0.5))" office:value-type="float" office:value="0">
            <text:p>0</text:p>
          </table:table-cell>
          <table:table-cell table:style-name="ce4" table:formula="of:=[.H54]+IF(UPPER(TRIM([.G54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18: Charles_III AND Edward_VII</text:p>
          </table:table-cell>
          <table:table-cell table:style-name="ce2" office:value-type="string">
            <text:p>Anonymous User 3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55]=&quot;Yes&quot;;&quot;Serendipitous&quot;;IF([.E55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55]=&quot;No&quot;;&quot;Unexpected&quot;;IF([.D55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55]))=&quot;SERENDIPITOUS&quot;;1;IF(UPPER(TRIM([.F55]))=&quot;TOO OBVIOUS&quot;;0;0.5))" office:value-type="float" office:value="0">
            <text:p>0</text:p>
          </table:table-cell>
          <table:table-cell table:style-name="ce4" table:formula="of:=[.H55]+IF(UPPER(TRIM([.G55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9: John_Slattery AND Spotlight_(film)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56]=&quot;Yes&quot;;&quot;Serendipitous&quot;;IF([.E56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56]=&quot;No&quot;;&quot;Unexpected&quot;;IF([.D56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56]))=&quot;SERENDIPITOUS&quot;;1;IF(UPPER(TRIM([.F56]))=&quot;TOO OBVIOUS&quot;;0;0.5))" office:value-type="float" office:value="0">
            <text:p>0</text:p>
          </table:table-cell>
          <table:table-cell table:style-name="ce4" table:formula="of:=[.H56]+IF(UPPER(TRIM([.G56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9: John_Slattery AND Spotlight_(film)</text:p>
          </table:table-cell>
          <table:table-cell table:style-name="ce2" office:value-type="string">
            <text:p>Anonymous User 2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57]=&quot;Yes&quot;;&quot;Serendipitous&quot;;IF([.E57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57]=&quot;No&quot;;&quot;Unexpected&quot;;IF([.D57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57]))=&quot;SERENDIPITOUS&quot;;1;IF(UPPER(TRIM([.F57]))=&quot;TOO OBVIOUS&quot;;0;0.5))" office:value-type="float" office:value="0">
            <text:p>0</text:p>
          </table:table-cell>
          <table:table-cell table:style-name="ce4" table:formula="of:=[.H57]+IF(UPPER(TRIM([.G57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19: John_Slattery AND Spotlight_(film)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58]=&quot;Yes&quot;;&quot;Serendipitous&quot;;IF([.E58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58]=&quot;No&quot;;&quot;Unexpected&quot;;IF([.D58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58]))=&quot;SERENDIPITOUS&quot;;1;IF(UPPER(TRIM([.F58]))=&quot;TOO OBVIOUS&quot;;0;0.5))" office:value-type="float" office:value="1">
            <text:p>1</text:p>
          </table:table-cell>
          <table:table-cell table:style-name="ce4" table:formula="of:=[.H58]+IF(UPPER(TRIM([.G58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0: Michele_Morrone AND Medici_(TV_series)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59]=&quot;Yes&quot;;&quot;Serendipitous&quot;;IF([.E59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59]=&quot;No&quot;;&quot;Unexpected&quot;;IF([.D59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59]))=&quot;SERENDIPITOUS&quot;;1;IF(UPPER(TRIM([.F59]))=&quot;TOO OBVIOUS&quot;;0;0.5))" office:value-type="float" office:value="1">
            <text:p>1</text:p>
          </table:table-cell>
          <table:table-cell table:style-name="ce4" table:formula="of:=[.H59]+IF(UPPER(TRIM([.G59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0: Michele_Morrone AND Medici_(TV_series)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60]=&quot;Yes&quot;;&quot;Serendipitous&quot;;IF([.E60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60]=&quot;No&quot;;&quot;Unexpected&quot;;IF([.D6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60]))=&quot;SERENDIPITOUS&quot;;1;IF(UPPER(TRIM([.F60]))=&quot;TOO OBVIOUS&quot;;0;0.5))" office:value-type="float" office:value="0.5">
            <text:p>0.5</text:p>
          </table:table-cell>
          <table:table-cell table:style-name="ce4" table:formula="of:=[.H60]+IF(UPPER(TRIM([.G60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0: Michele_Morrone AND Medici_(TV_series)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61]=&quot;Yes&quot;;&quot;Serendipitous&quot;;IF([.E61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61]=&quot;No&quot;;&quot;Unexpected&quot;;IF([.D61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61]))=&quot;SERENDIPITOUS&quot;;1;IF(UPPER(TRIM([.F61]))=&quot;TOO OBVIOUS&quot;;0;0.5))" office:value-type="float" office:value="1">
            <text:p>1</text:p>
          </table:table-cell>
          <table:table-cell table:style-name="ce4" table:formula="of:=[.H61]+IF(UPPER(TRIM([.G61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1: Pallava_dynasty AND Narasimhavarman_I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62]=&quot;Yes&quot;;&quot;Serendipitous&quot;;IF([.E62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62]=&quot;No&quot;;&quot;Unexpected&quot;;IF([.D62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62]))=&quot;SERENDIPITOUS&quot;;1;IF(UPPER(TRIM([.F62]))=&quot;TOO OBVIOUS&quot;;0;0.5))" office:value-type="float" office:value="1">
            <text:p>1</text:p>
          </table:table-cell>
          <table:table-cell table:style-name="ce4" table:formula="of:=[.H62]+IF(UPPER(TRIM([.G62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1: Pallava_dynasty AND Narasimhavarman_I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63]=&quot;Yes&quot;;&quot;Serendipitous&quot;;IF([.E63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63]=&quot;No&quot;;&quot;Unexpected&quot;;IF([.D63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63]))=&quot;SERENDIPITOUS&quot;;1;IF(UPPER(TRIM([.F63]))=&quot;TOO OBVIOUS&quot;;0;0.5))" office:value-type="float" office:value="1">
            <text:p>1</text:p>
          </table:table-cell>
          <table:table-cell table:style-name="ce4" table:formula="of:=[.H63]+IF(UPPER(TRIM([.G63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1: Pallava_dynasty AND Narasimhavarman_I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64]=&quot;Yes&quot;;&quot;Serendipitous&quot;;IF([.E64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64]=&quot;No&quot;;&quot;Unexpected&quot;;IF([.D64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64]))=&quot;SERENDIPITOUS&quot;;1;IF(UPPER(TRIM([.F64]))=&quot;TOO OBVIOUS&quot;;0;0.5))" office:value-type="float" office:value="1">
            <text:p>1</text:p>
          </table:table-cell>
          <table:table-cell table:style-name="ce4" table:formula="of:=[.H64]+IF(UPPER(TRIM([.G64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2: 2018_FIFA_World_Cup_squads AND Michael_Krohn-Dehli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65]=&quot;Yes&quot;;&quot;Serendipitous&quot;;IF([.E65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65]=&quot;No&quot;;&quot;Unexpected&quot;;IF([.D65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65]))=&quot;SERENDIPITOUS&quot;;1;IF(UPPER(TRIM([.F65]))=&quot;TOO OBVIOUS&quot;;0;0.5))" office:value-type="float" office:value="1">
            <text:p>1</text:p>
          </table:table-cell>
          <table:table-cell table:style-name="ce4" table:formula="of:=[.H65]+IF(UPPER(TRIM([.G65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2: 2018_FIFA_World_Cup_squads AND Michael_Krohn-Dehli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66]=&quot;Yes&quot;;&quot;Serendipitous&quot;;IF([.E66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66]=&quot;No&quot;;&quot;Unexpected&quot;;IF([.D66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66]))=&quot;SERENDIPITOUS&quot;;1;IF(UPPER(TRIM([.F66]))=&quot;TOO OBVIOUS&quot;;0;0.5))" office:value-type="float" office:value="1">
            <text:p>1</text:p>
          </table:table-cell>
          <table:table-cell table:style-name="ce4" table:formula="of:=[.H66]+IF(UPPER(TRIM([.G66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2: 2018_FIFA_World_Cup_squads AND Michael_Krohn-Dehli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67]=&quot;Yes&quot;;&quot;Serendipitous&quot;;IF([.E67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67]=&quot;No&quot;;&quot;Unexpected&quot;;IF([.D67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67]))=&quot;SERENDIPITOUS&quot;;1;IF(UPPER(TRIM([.F67]))=&quot;TOO OBVIOUS&quot;;0;0.5))" office:value-type="float" office:value="1">
            <text:p>1</text:p>
          </table:table-cell>
          <table:table-cell table:style-name="ce4" table:formula="of:=[.H67]+IF(UPPER(TRIM([.G67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3: Sagaponack,_New_York AND Kurt_Vonnegut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68]=&quot;Yes&quot;;&quot;Serendipitous&quot;;IF([.E68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68]=&quot;No&quot;;&quot;Unexpected&quot;;IF([.D68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68]))=&quot;SERENDIPITOUS&quot;;1;IF(UPPER(TRIM([.F68]))=&quot;TOO OBVIOUS&quot;;0;0.5))" office:value-type="float" office:value="0.5">
            <text:p>0.5</text:p>
          </table:table-cell>
          <table:table-cell table:style-name="ce4" table:formula="of:=[.H68]+IF(UPPER(TRIM([.G68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3: Sagaponack,_New_York AND Kurt_Vonnegut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69]=&quot;Yes&quot;;&quot;Serendipitous&quot;;IF([.E6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69]=&quot;No&quot;;&quot;Unexpected&quot;;IF([.D69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69]))=&quot;SERENDIPITOUS&quot;;1;IF(UPPER(TRIM([.F69]))=&quot;TOO OBVIOUS&quot;;0;0.5))" office:value-type="float" office:value="0.5">
            <text:p>0.5</text:p>
          </table:table-cell>
          <table:table-cell table:style-name="ce4" table:formula="of:=[.H69]+IF(UPPER(TRIM([.G69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3: Sagaponack,_New_York AND Kurt_Vonnegut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70]=&quot;Yes&quot;;&quot;Serendipitous&quot;;IF([.E70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70]=&quot;No&quot;;&quot;Unexpected&quot;;IF([.D7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70]))=&quot;SERENDIPITOUS&quot;;1;IF(UPPER(TRIM([.F70]))=&quot;TOO OBVIOUS&quot;;0;0.5))" office:value-type="float" office:value="0.5">
            <text:p>0.5</text:p>
          </table:table-cell>
          <table:table-cell table:style-name="ce4" table:formula="of:=[.H70]+IF(UPPER(TRIM([.G70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4: Eastern_Front_(World_War_II) AND Aufbau_Ost_(1940)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71]=&quot;Yes&quot;;&quot;Serendipitous&quot;;IF([.E71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71]=&quot;No&quot;;&quot;Unexpected&quot;;IF([.D71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71]))=&quot;SERENDIPITOUS&quot;;1;IF(UPPER(TRIM([.F71]))=&quot;TOO OBVIOUS&quot;;0;0.5))" office:value-type="float" office:value="0">
            <text:p>0</text:p>
          </table:table-cell>
          <table:table-cell table:style-name="ce4" table:formula="of:=[.H71]+IF(UPPER(TRIM([.G71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4: Eastern_Front_(World_War_II) AND Aufbau_Ost_(1940)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72]=&quot;Yes&quot;;&quot;Serendipitous&quot;;IF([.E72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72]=&quot;No&quot;;&quot;Unexpected&quot;;IF([.D72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72]))=&quot;SERENDIPITOUS&quot;;1;IF(UPPER(TRIM([.F72]))=&quot;TOO OBVIOUS&quot;;0;0.5))" office:value-type="float" office:value="1">
            <text:p>1</text:p>
          </table:table-cell>
          <table:table-cell table:style-name="ce4" table:formula="of:=[.H72]+IF(UPPER(TRIM([.G72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4: Eastern_Front_(World_War_II) AND Aufbau_Ost_(1940)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73]=&quot;Yes&quot;;&quot;Serendipitous&quot;;IF([.E73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73]=&quot;No&quot;;&quot;Unexpected&quot;;IF([.D73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73]))=&quot;SERENDIPITOUS&quot;;1;IF(UPPER(TRIM([.F73]))=&quot;TOO OBVIOUS&quot;;0;0.5))" office:value-type="float" office:value="1">
            <text:p>1</text:p>
          </table:table-cell>
          <table:table-cell table:style-name="ce4" table:formula="of:=[.H73]+IF(UPPER(TRIM([.G73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5: First_Barbary_War AND Gunboat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74]=&quot;Yes&quot;;&quot;Serendipitous&quot;;IF([.E74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74]=&quot;No&quot;;&quot;Unexpected&quot;;IF([.D74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74]))=&quot;SERENDIPITOUS&quot;;1;IF(UPPER(TRIM([.F74]))=&quot;TOO OBVIOUS&quot;;0;0.5))" office:value-type="float" office:value="0">
            <text:p>0</text:p>
          </table:table-cell>
          <table:table-cell table:style-name="ce4" table:formula="of:=[.H74]+IF(UPPER(TRIM([.G74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5: First_Barbary_War AND Gunboat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75]=&quot;Yes&quot;;&quot;Serendipitous&quot;;IF([.E75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75]=&quot;No&quot;;&quot;Unexpected&quot;;IF([.D75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75]))=&quot;SERENDIPITOUS&quot;;1;IF(UPPER(TRIM([.F75]))=&quot;TOO OBVIOUS&quot;;0;0.5))" office:value-type="float" office:value="1">
            <text:p>1</text:p>
          </table:table-cell>
          <table:table-cell table:style-name="ce4" table:formula="of:=[.H75]+IF(UPPER(TRIM([.G75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5: First_Barbary_War AND Gunboat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76]=&quot;Yes&quot;;&quot;Serendipitous&quot;;IF([.E76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76]=&quot;No&quot;;&quot;Unexpected&quot;;IF([.D76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76]))=&quot;SERENDIPITOUS&quot;;1;IF(UPPER(TRIM([.F76]))=&quot;TOO OBVIOUS&quot;;0;0.5))" office:value-type="float" office:value="1">
            <text:p>1</text:p>
          </table:table-cell>
          <table:table-cell table:style-name="ce4" table:formula="of:=[.H76]+IF(UPPER(TRIM([.G76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6: Coast_Guard_Distinguished_Service_Medal AND Silver_Star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77]=&quot;Yes&quot;;&quot;Serendipitous&quot;;IF([.E77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77]=&quot;No&quot;;&quot;Unexpected&quot;;IF([.D77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77]))=&quot;SERENDIPITOUS&quot;;1;IF(UPPER(TRIM([.F77]))=&quot;TOO OBVIOUS&quot;;0;0.5))" office:value-type="float" office:value="0">
            <text:p>0</text:p>
          </table:table-cell>
          <table:table-cell table:style-name="ce4" table:formula="of:=[.H77]+IF(UPPER(TRIM([.G77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6: Coast_Guard_Distinguished_Service_Medal AND Silver_Star</text:p>
          </table:table-cell>
          <table:table-cell table:style-name="ce2" office:value-type="string">
            <text:p>Anonymous User 2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78]=&quot;Yes&quot;;&quot;Serendipitous&quot;;IF([.E78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78]=&quot;No&quot;;&quot;Unexpected&quot;;IF([.D78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78]))=&quot;SERENDIPITOUS&quot;;1;IF(UPPER(TRIM([.F78]))=&quot;TOO OBVIOUS&quot;;0;0.5))" office:value-type="float" office:value="0">
            <text:p>0</text:p>
          </table:table-cell>
          <table:table-cell table:style-name="ce4" table:formula="of:=[.H78]+IF(UPPER(TRIM([.G78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6: Coast_Guard_Distinguished_Service_Medal AND Silver_Star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79]=&quot;Yes&quot;;&quot;Serendipitous&quot;;IF([.E7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79]=&quot;No&quot;;&quot;Unexpected&quot;;IF([.D79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79]))=&quot;SERENDIPITOUS&quot;;1;IF(UPPER(TRIM([.F79]))=&quot;TOO OBVIOUS&quot;;0;0.5))" office:value-type="float" office:value="0.5">
            <text:p>0.5</text:p>
          </table:table-cell>
          <table:table-cell table:style-name="ce4" table:formula="of:=[.H79]+IF(UPPER(TRIM([.G79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7: Jack_Johnson_vs._James_J._Jeffries AND Jack_London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80]=&quot;Yes&quot;;&quot;Serendipitous&quot;;IF([.E80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80]=&quot;No&quot;;&quot;Unexpected&quot;;IF([.D8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80]))=&quot;SERENDIPITOUS&quot;;1;IF(UPPER(TRIM([.F80]))=&quot;TOO OBVIOUS&quot;;0;0.5))" office:value-type="float" office:value="0.5">
            <text:p>0.5</text:p>
          </table:table-cell>
          <table:table-cell table:style-name="ce4" table:formula="of:=[.H80]+IF(UPPER(TRIM([.G80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7: Jack_Johnson_vs._James_J._Jeffries AND Jack_London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81]=&quot;Yes&quot;;&quot;Serendipitous&quot;;IF([.E81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81]=&quot;No&quot;;&quot;Unexpected&quot;;IF([.D81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81]))=&quot;SERENDIPITOUS&quot;;1;IF(UPPER(TRIM([.F81]))=&quot;TOO OBVIOUS&quot;;0;0.5))" office:value-type="float" office:value="1">
            <text:p>1</text:p>
          </table:table-cell>
          <table:table-cell table:style-name="ce4" table:formula="of:=[.H81]+IF(UPPER(TRIM([.G81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7: Jack_Johnson_vs._James_J._Jeffries AND Jack_London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82]=&quot;Yes&quot;;&quot;Serendipitous&quot;;IF([.E82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82]=&quot;No&quot;;&quot;Unexpected&quot;;IF([.D82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82]))=&quot;SERENDIPITOUS&quot;;1;IF(UPPER(TRIM([.F82]))=&quot;TOO OBVIOUS&quot;;0;0.5))" office:value-type="float" office:value="0.5">
            <text:p>0.5</text:p>
          </table:table-cell>
          <table:table-cell table:style-name="ce4" table:formula="of:=[.H82]+IF(UPPER(TRIM([.G82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8: November_11 AND 1975_Australian_federal_election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83]=&quot;Yes&quot;;&quot;Serendipitous&quot;;IF([.E83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83]=&quot;No&quot;;&quot;Unexpected&quot;;IF([.D83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83]))=&quot;SERENDIPITOUS&quot;;1;IF(UPPER(TRIM([.F83]))=&quot;TOO OBVIOUS&quot;;0;0.5))" office:value-type="float" office:value="0">
            <text:p>0</text:p>
          </table:table-cell>
          <table:table-cell table:style-name="ce4" table:formula="of:=[.H83]+IF(UPPER(TRIM([.G83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8: November_11 AND 1975_Australian_federal_election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84]=&quot;Yes&quot;;&quot;Serendipitous&quot;;IF([.E84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84]=&quot;No&quot;;&quot;Unexpected&quot;;IF([.D84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84]))=&quot;SERENDIPITOUS&quot;;1;IF(UPPER(TRIM([.F84]))=&quot;TOO OBVIOUS&quot;;0;0.5))" office:value-type="float" office:value="1">
            <text:p>1</text:p>
          </table:table-cell>
          <table:table-cell table:style-name="ce4" table:formula="of:=[.H84]+IF(UPPER(TRIM([.G84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28: November_11 AND 1975_Australian_federal_election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85]=&quot;Yes&quot;;&quot;Serendipitous&quot;;IF([.E85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85]=&quot;No&quot;;&quot;Unexpected&quot;;IF([.D85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85]))=&quot;SERENDIPITOUS&quot;;1;IF(UPPER(TRIM([.F85]))=&quot;TOO OBVIOUS&quot;;0;0.5))" office:value-type="float" office:value="0.5">
            <text:p>0.5</text:p>
          </table:table-cell>
          <table:table-cell table:style-name="ce4" table:formula="of:=[.H85]+IF(UPPER(TRIM([.G85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9: Dixiana_(film) AND Bill_Robinson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86]=&quot;Yes&quot;;&quot;Serendipitous&quot;;IF([.E86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86]=&quot;No&quot;;&quot;Unexpected&quot;;IF([.D86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86]))=&quot;SERENDIPITOUS&quot;;1;IF(UPPER(TRIM([.F86]))=&quot;TOO OBVIOUS&quot;;0;0.5))" office:value-type="float" office:value="0.5">
            <text:p>0.5</text:p>
          </table:table-cell>
          <table:table-cell table:style-name="ce4" table:formula="of:=[.H86]+IF(UPPER(TRIM([.G86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9: Dixiana_(film) AND Bill_Robinson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87]=&quot;Yes&quot;;&quot;Serendipitous&quot;;IF([.E87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87]=&quot;No&quot;;&quot;Unexpected&quot;;IF([.D87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87]))=&quot;SERENDIPITOUS&quot;;1;IF(UPPER(TRIM([.F87]))=&quot;TOO OBVIOUS&quot;;0;0.5))" office:value-type="float" office:value="1">
            <text:p>1</text:p>
          </table:table-cell>
          <table:table-cell table:style-name="ce4" table:formula="of:=[.H87]+IF(UPPER(TRIM([.G87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29: Dixiana_(film) AND Bill_Robinson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88]=&quot;Yes&quot;;&quot;Serendipitous&quot;;IF([.E88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88]=&quot;No&quot;;&quot;Unexpected&quot;;IF([.D88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88]))=&quot;SERENDIPITOUS&quot;;1;IF(UPPER(TRIM([.F88]))=&quot;TOO OBVIOUS&quot;;0;0.5))" office:value-type="float" office:value="0.5">
            <text:p>0.5</text:p>
          </table:table-cell>
          <table:table-cell table:style-name="ce4" table:formula="of:=[.H88]+IF(UPPER(TRIM([.G88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0: Neoclassical_architecture AND Imperial_Museum_of_Brazil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4" table:formula="of:=IF([.E89]=&quot;Yes&quot;;&quot;Serendipitous&quot;;IF([.E8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89]=&quot;No&quot;;&quot;Unexpected&quot;;IF([.D89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89]))=&quot;SERENDIPITOUS&quot;;1;IF(UPPER(TRIM([.F89]))=&quot;TOO OBVIOUS&quot;;0;0.5))" office:value-type="float" office:value="0.5">
            <text:p>0.5</text:p>
          </table:table-cell>
          <table:table-cell table:style-name="ce4" table:formula="of:=[.H89]+IF(UPPER(TRIM([.G89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0: Neoclassical_architecture AND Imperial_Museum_of_Brazil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90]=&quot;Yes&quot;;&quot;Serendipitous&quot;;IF([.E90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90]=&quot;No&quot;;&quot;Unexpected&quot;;IF([.D90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90]))=&quot;SERENDIPITOUS&quot;;1;IF(UPPER(TRIM([.F90]))=&quot;TOO OBVIOUS&quot;;0;0.5))" office:value-type="float" office:value="1">
            <text:p>1</text:p>
          </table:table-cell>
          <table:table-cell table:style-name="ce4" table:formula="of:=[.H90]+IF(UPPER(TRIM([.G90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0: Neoclassical_architecture AND Imperial_Museum_of_Brazil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91]=&quot;Yes&quot;;&quot;Serendipitous&quot;;IF([.E91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91]=&quot;No&quot;;&quot;Unexpected&quot;;IF([.D91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91]))=&quot;SERENDIPITOUS&quot;;1;IF(UPPER(TRIM([.F91]))=&quot;TOO OBVIOUS&quot;;0;0.5))" office:value-type="float" office:value="0.5">
            <text:p>0.5</text:p>
          </table:table-cell>
          <table:table-cell table:style-name="ce4" table:formula="of:=[.H91]+IF(UPPER(TRIM([.G91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1: Juan_Almeida_Bosque AND Cuban_Revolution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92]=&quot;Yes&quot;;&quot;Serendipitous&quot;;IF([.E92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92]=&quot;No&quot;;&quot;Unexpected&quot;;IF([.D92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92]))=&quot;SERENDIPITOUS&quot;;1;IF(UPPER(TRIM([.F92]))=&quot;TOO OBVIOUS&quot;;0;0.5))" office:value-type="float" office:value="1">
            <text:p>1</text:p>
          </table:table-cell>
          <table:table-cell table:style-name="ce4" table:formula="of:=[.H92]+IF(UPPER(TRIM([.G92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1: Juan_Almeida_Bosque AND Cuban_Revolution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93]=&quot;Yes&quot;;&quot;Serendipitous&quot;;IF([.E93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93]=&quot;No&quot;;&quot;Unexpected&quot;;IF([.D93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93]))=&quot;SERENDIPITOUS&quot;;1;IF(UPPER(TRIM([.F93]))=&quot;TOO OBVIOUS&quot;;0;0.5))" office:value-type="float" office:value="1">
            <text:p>1</text:p>
          </table:table-cell>
          <table:table-cell table:style-name="ce4" table:formula="of:=[.H93]+IF(UPPER(TRIM([.G93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1: Juan_Almeida_Bosque AND Cuban_Revolution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94]=&quot;Yes&quot;;&quot;Serendipitous&quot;;IF([.E94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94]=&quot;No&quot;;&quot;Unexpected&quot;;IF([.D94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94]))=&quot;SERENDIPITOUS&quot;;1;IF(UPPER(TRIM([.F94]))=&quot;TOO OBVIOUS&quot;;0;0.5))" office:value-type="float" office:value="0.5">
            <text:p>0.5</text:p>
          </table:table-cell>
          <table:table-cell table:style-name="ce4" table:formula="of:=[.H94]+IF(UPPER(TRIM([.G94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2: Space_Shuttle_Discovery AND STS-60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95]=&quot;Yes&quot;;&quot;Serendipitous&quot;;IF([.E95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95]=&quot;No&quot;;&quot;Unexpected&quot;;IF([.D95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95]))=&quot;SERENDIPITOUS&quot;;1;IF(UPPER(TRIM([.F95]))=&quot;TOO OBVIOUS&quot;;0;0.5))" office:value-type="float" office:value="1">
            <text:p>1</text:p>
          </table:table-cell>
          <table:table-cell table:style-name="ce4" table:formula="of:=[.H95]+IF(UPPER(TRIM([.G95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2: Space_Shuttle_Discovery AND STS-60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96]=&quot;Yes&quot;;&quot;Serendipitous&quot;;IF([.E96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96]=&quot;No&quot;;&quot;Unexpected&quot;;IF([.D96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96]))=&quot;SERENDIPITOUS&quot;;1;IF(UPPER(TRIM([.F96]))=&quot;TOO OBVIOUS&quot;;0;0.5))" office:value-type="float" office:value="1">
            <text:p>1</text:p>
          </table:table-cell>
          <table:table-cell table:style-name="ce4" table:formula="of:=[.H96]+IF(UPPER(TRIM([.G96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2: Space_Shuttle_Discovery AND STS-60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97]=&quot;Yes&quot;;&quot;Serendipitous&quot;;IF([.E97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97]=&quot;No&quot;;&quot;Unexpected&quot;;IF([.D97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97]))=&quot;SERENDIPITOUS&quot;;1;IF(UPPER(TRIM([.F97]))=&quot;TOO OBVIOUS&quot;;0;0.5))" office:value-type="float" office:value="1">
            <text:p>1</text:p>
          </table:table-cell>
          <table:table-cell table:style-name="ce4" table:formula="of:=[.H97]+IF(UPPER(TRIM([.G97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3: Runet AND Yandex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98]=&quot;Yes&quot;;&quot;Serendipitous&quot;;IF([.E98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98]=&quot;No&quot;;&quot;Unexpected&quot;;IF([.D98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98]))=&quot;SERENDIPITOUS&quot;;1;IF(UPPER(TRIM([.F98]))=&quot;TOO OBVIOUS&quot;;0;0.5))" office:value-type="float" office:value="0">
            <text:p>0</text:p>
          </table:table-cell>
          <table:table-cell table:style-name="ce4" table:formula="of:=[.H98]+IF(UPPER(TRIM([.G98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3: Runet AND Yandex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99]=&quot;Yes&quot;;&quot;Serendipitous&quot;;IF([.E9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99]=&quot;No&quot;;&quot;Unexpected&quot;;IF([.D99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99]))=&quot;SERENDIPITOUS&quot;;1;IF(UPPER(TRIM([.F99]))=&quot;TOO OBVIOUS&quot;;0;0.5))" office:value-type="float" office:value="0.5">
            <text:p>0.5</text:p>
          </table:table-cell>
          <table:table-cell table:style-name="ce4" table:formula="of:=[.H99]+IF(UPPER(TRIM([.G99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3: Runet AND Yandex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00]=&quot;Yes&quot;;&quot;Serendipitous&quot;;IF([.E100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00]=&quot;No&quot;;&quot;Unexpected&quot;;IF([.D10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00]))=&quot;SERENDIPITOUS&quot;;1;IF(UPPER(TRIM([.F100]))=&quot;TOO OBVIOUS&quot;;0;0.5))" office:value-type="float" office:value="0.5">
            <text:p>0.5</text:p>
          </table:table-cell>
          <table:table-cell table:style-name="ce4" table:formula="of:=[.H100]+IF(UPPER(TRIM([.G100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4: Roanoke,_Virginia AND Salvage_Dawgs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01]=&quot;Yes&quot;;&quot;Serendipitous&quot;;IF([.E101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01]=&quot;No&quot;;&quot;Unexpected&quot;;IF([.D101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01]))=&quot;SERENDIPITOUS&quot;;1;IF(UPPER(TRIM([.F101]))=&quot;TOO OBVIOUS&quot;;0;0.5))" office:value-type="float" office:value="0.5">
            <text:p>0.5</text:p>
          </table:table-cell>
          <table:table-cell table:style-name="ce4" table:formula="of:=[.H101]+IF(UPPER(TRIM([.G101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4: Roanoke,_Virginia AND Salvage_Dawgs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02]=&quot;Yes&quot;;&quot;Serendipitous&quot;;IF([.E102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02]=&quot;No&quot;;&quot;Unexpected&quot;;IF([.D102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02]))=&quot;SERENDIPITOUS&quot;;1;IF(UPPER(TRIM([.F102]))=&quot;TOO OBVIOUS&quot;;0;0.5))" office:value-type="float" office:value="1">
            <text:p>1</text:p>
          </table:table-cell>
          <table:table-cell table:style-name="ce4" table:formula="of:=[.H102]+IF(UPPER(TRIM([.G102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4: Roanoke,_Virginia AND Salvage_Dawgs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03]=&quot;Yes&quot;;&quot;Serendipitous&quot;;IF([.E103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03]=&quot;No&quot;;&quot;Unexpected&quot;;IF([.D103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03]))=&quot;SERENDIPITOUS&quot;;1;IF(UPPER(TRIM([.F103]))=&quot;TOO OBVIOUS&quot;;0;0.5))" office:value-type="float" office:value="0.5">
            <text:p>0.5</text:p>
          </table:table-cell>
          <table:table-cell table:style-name="ce4" table:formula="of:=[.H103]+IF(UPPER(TRIM([.G103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5: John,_King_of_England AND Dysentery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04]=&quot;Yes&quot;;&quot;Serendipitous&quot;;IF([.E104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04]=&quot;No&quot;;&quot;Unexpected&quot;;IF([.D104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04]))=&quot;SERENDIPITOUS&quot;;1;IF(UPPER(TRIM([.F104]))=&quot;TOO OBVIOUS&quot;;0;0.5))" office:value-type="float" office:value="0">
            <text:p>0</text:p>
          </table:table-cell>
          <table:table-cell table:style-name="ce4" table:formula="of:=[.H104]+IF(UPPER(TRIM([.G104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5: John,_King_of_England AND Dysentery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05]=&quot;Yes&quot;;&quot;Serendipitous&quot;;IF([.E105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05]=&quot;No&quot;;&quot;Unexpected&quot;;IF([.D105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05]))=&quot;SERENDIPITOUS&quot;;1;IF(UPPER(TRIM([.F105]))=&quot;TOO OBVIOUS&quot;;0;0.5))" office:value-type="float" office:value="1">
            <text:p>1</text:p>
          </table:table-cell>
          <table:table-cell table:style-name="ce4" table:formula="of:=[.H105]+IF(UPPER(TRIM([.G105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5: John,_King_of_England AND Dysentery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106]=&quot;Yes&quot;;&quot;Serendipitous&quot;;IF([.E106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06]=&quot;No&quot;;&quot;Unexpected&quot;;IF([.D106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06]))=&quot;SERENDIPITOUS&quot;;1;IF(UPPER(TRIM([.F106]))=&quot;TOO OBVIOUS&quot;;0;0.5))" office:value-type="float" office:value="0.5">
            <text:p>0.5</text:p>
          </table:table-cell>
          <table:table-cell table:style-name="ce4" table:formula="of:=[.H106]+IF(UPPER(TRIM([.G106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6: Irish_Americans AND Plantation_of_Ulster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07]=&quot;Yes&quot;;&quot;Serendipitous&quot;;IF([.E107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07]=&quot;No&quot;;&quot;Unexpected&quot;;IF([.D107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07]))=&quot;SERENDIPITOUS&quot;;1;IF(UPPER(TRIM([.F107]))=&quot;TOO OBVIOUS&quot;;0;0.5))" office:value-type="float" office:value="0">
            <text:p>0</text:p>
          </table:table-cell>
          <table:table-cell table:style-name="ce4" table:formula="of:=[.H107]+IF(UPPER(TRIM([.G107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6: Irish_Americans AND Plantation_of_Ulster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08]=&quot;Yes&quot;;&quot;Serendipitous&quot;;IF([.E108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08]=&quot;No&quot;;&quot;Unexpected&quot;;IF([.D108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08]))=&quot;SERENDIPITOUS&quot;;1;IF(UPPER(TRIM([.F108]))=&quot;TOO OBVIOUS&quot;;0;0.5))" office:value-type="float" office:value="1">
            <text:p>1</text:p>
          </table:table-cell>
          <table:table-cell table:style-name="ce4" table:formula="of:=[.H108]+IF(UPPER(TRIM([.G108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6: Irish_Americans AND Plantation_of_Ulster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09]=&quot;Yes&quot;;&quot;Serendipitous&quot;;IF([.E10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09]=&quot;No&quot;;&quot;Unexpected&quot;;IF([.D109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09]))=&quot;SERENDIPITOUS&quot;;1;IF(UPPER(TRIM([.F109]))=&quot;TOO OBVIOUS&quot;;0;0.5))" office:value-type="float" office:value="0.5">
            <text:p>0.5</text:p>
          </table:table-cell>
          <table:table-cell table:style-name="ce4" table:formula="of:=[.H109]+IF(UPPER(TRIM([.G109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7: Tehran_Conference AND Kresy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10]=&quot;Yes&quot;;&quot;Serendipitous&quot;;IF([.E110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10]=&quot;No&quot;;&quot;Unexpected&quot;;IF([.D11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10]))=&quot;SERENDIPITOUS&quot;;1;IF(UPPER(TRIM([.F110]))=&quot;TOO OBVIOUS&quot;;0;0.5))" office:value-type="float" office:value="0.5">
            <text:p>0.5</text:p>
          </table:table-cell>
          <table:table-cell table:style-name="ce4" table:formula="of:=[.H110]+IF(UPPER(TRIM([.G110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7: Tehran_Conference AND Kresy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111]=&quot;Yes&quot;;&quot;Serendipitous&quot;;IF([.E111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11]=&quot;No&quot;;&quot;Unexpected&quot;;IF([.D111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11]))=&quot;SERENDIPITOUS&quot;;1;IF(UPPER(TRIM([.F111]))=&quot;TOO OBVIOUS&quot;;0;0.5))" office:value-type="float" office:value="1">
            <text:p>1</text:p>
          </table:table-cell>
          <table:table-cell table:style-name="ce4" table:formula="of:=[.H111]+IF(UPPER(TRIM([.G111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7: Tehran_Conference AND Kresy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12]=&quot;Yes&quot;;&quot;Serendipitous&quot;;IF([.E112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12]=&quot;No&quot;;&quot;Unexpected&quot;;IF([.D112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12]))=&quot;SERENDIPITOUS&quot;;1;IF(UPPER(TRIM([.F112]))=&quot;TOO OBVIOUS&quot;;0;0.5))" office:value-type="float" office:value="0.5">
            <text:p>0.5</text:p>
          </table:table-cell>
          <table:table-cell table:style-name="ce4" table:formula="of:=[.H112]+IF(UPPER(TRIM([.G112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8: Jaideep_Ahlawat AND Meeruthiya_Gangsters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13]=&quot;Yes&quot;;&quot;Serendipitous&quot;;IF([.E113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13]=&quot;No&quot;;&quot;Unexpected&quot;;IF([.D113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13]))=&quot;SERENDIPITOUS&quot;;1;IF(UPPER(TRIM([.F113]))=&quot;TOO OBVIOUS&quot;;0;0.5))" office:value-type="float" office:value="0.5">
            <text:p>0.5</text:p>
          </table:table-cell>
          <table:table-cell table:style-name="ce4" table:formula="of:=[.H113]+IF(UPPER(TRIM([.G113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8: Jaideep_Ahlawat AND Meeruthiya_Gangsters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14]=&quot;Yes&quot;;&quot;Serendipitous&quot;;IF([.E114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14]=&quot;No&quot;;&quot;Unexpected&quot;;IF([.D114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14]))=&quot;SERENDIPITOUS&quot;;1;IF(UPPER(TRIM([.F114]))=&quot;TOO OBVIOUS&quot;;0;0.5))" office:value-type="float" office:value="1">
            <text:p>1</text:p>
          </table:table-cell>
          <table:table-cell table:style-name="ce4" table:formula="of:=[.H114]+IF(UPPER(TRIM([.G114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38: Jaideep_Ahlawat AND Meeruthiya_Gangsters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15]=&quot;Yes&quot;;&quot;Serendipitous&quot;;IF([.E115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15]=&quot;No&quot;;&quot;Unexpected&quot;;IF([.D115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15]))=&quot;SERENDIPITOUS&quot;;1;IF(UPPER(TRIM([.F115]))=&quot;TOO OBVIOUS&quot;;0;0.5))" office:value-type="float" office:value="0.5">
            <text:p>0.5</text:p>
          </table:table-cell>
          <table:table-cell table:style-name="ce4" table:formula="of:=[.H115]+IF(UPPER(TRIM([.G115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9: Bertrand_Dawson,_1st_Viscount_Dawson_of_Penn AND Order_of_St_Michael_and_St_George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16]=&quot;Yes&quot;;&quot;Serendipitous&quot;;IF([.E116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16]=&quot;No&quot;;&quot;Unexpected&quot;;IF([.D116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16]))=&quot;SERENDIPITOUS&quot;;1;IF(UPPER(TRIM([.F116]))=&quot;TOO OBVIOUS&quot;;0;0.5))" office:value-type="float" office:value="0.5">
            <text:p>0.5</text:p>
          </table:table-cell>
          <table:table-cell table:style-name="ce4" table:formula="of:=[.H116]+IF(UPPER(TRIM([.G116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9: Bertrand_Dawson,_1st_Viscount_Dawson_of_Penn AND Order_of_St_Michael_and_St_George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17]=&quot;Yes&quot;;&quot;Serendipitous&quot;;IF([.E117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17]=&quot;No&quot;;&quot;Unexpected&quot;;IF([.D117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17]))=&quot;SERENDIPITOUS&quot;;1;IF(UPPER(TRIM([.F117]))=&quot;TOO OBVIOUS&quot;;0;0.5))" office:value-type="float" office:value="1">
            <text:p>1</text:p>
          </table:table-cell>
          <table:table-cell table:style-name="ce4" table:formula="of:=[.H117]+IF(UPPER(TRIM([.G117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39: Bertrand_Dawson,_1st_Viscount_Dawson_of_Penn AND Order_of_St_Michael_and_St_George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18]=&quot;Yes&quot;;&quot;Serendipitous&quot;;IF([.E118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18]=&quot;No&quot;;&quot;Unexpected&quot;;IF([.D118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18]))=&quot;SERENDIPITOUS&quot;;1;IF(UPPER(TRIM([.F118]))=&quot;TOO OBVIOUS&quot;;0;0.5))" office:value-type="float" office:value="0.5">
            <text:p>0.5</text:p>
          </table:table-cell>
          <table:table-cell table:style-name="ce4" table:formula="of:=[.H118]+IF(UPPER(TRIM([.G118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0: Scottish_National_Gallery AND Gian_Lorenzo_Bernini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19]=&quot;Yes&quot;;&quot;Serendipitous&quot;;IF([.E119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19]=&quot;No&quot;;&quot;Unexpected&quot;;IF([.D119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19]))=&quot;SERENDIPITOUS&quot;;1;IF(UPPER(TRIM([.F119]))=&quot;TOO OBVIOUS&quot;;0;0.5))" office:value-type="float" office:value="0">
            <text:p>0</text:p>
          </table:table-cell>
          <table:table-cell table:style-name="ce4" table:formula="of:=[.H119]+IF(UPPER(TRIM([.G119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0: Scottish_National_Gallery AND Gian_Lorenzo_Bernini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120]=&quot;Yes&quot;;&quot;Serendipitous&quot;;IF([.E120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20]=&quot;No&quot;;&quot;Unexpected&quot;;IF([.D120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20]))=&quot;SERENDIPITOUS&quot;;1;IF(UPPER(TRIM([.F120]))=&quot;TOO OBVIOUS&quot;;0;0.5))" office:value-type="float" office:value="0.5">
            <text:p>0.5</text:p>
          </table:table-cell>
          <table:table-cell table:style-name="ce4" table:formula="of:=[.H120]+IF(UPPER(TRIM([.G120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0: Scottish_National_Gallery AND Gian_Lorenzo_Bernini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121]=&quot;Yes&quot;;&quot;Serendipitous&quot;;IF([.E121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21]=&quot;No&quot;;&quot;Unexpected&quot;;IF([.D121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21]))=&quot;SERENDIPITOUS&quot;;1;IF(UPPER(TRIM([.F121]))=&quot;TOO OBVIOUS&quot;;0;0.5))" office:value-type="float" office:value="0.5">
            <text:p>0.5</text:p>
          </table:table-cell>
          <table:table-cell table:style-name="ce4" table:formula="of:=[.H121]+IF(UPPER(TRIM([.G121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1: Renita_J._Weems AND Lyman_Beecher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122]=&quot;Yes&quot;;&quot;Serendipitous&quot;;IF([.E122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22]=&quot;No&quot;;&quot;Unexpected&quot;;IF([.D122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22]))=&quot;SERENDIPITOUS&quot;;1;IF(UPPER(TRIM([.F122]))=&quot;TOO OBVIOUS&quot;;0;0.5))" office:value-type="float" office:value="1">
            <text:p>1</text:p>
          </table:table-cell>
          <table:table-cell table:style-name="ce4" table:formula="of:=[.H122]+IF(UPPER(TRIM([.G122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1: Renita_J._Weems AND Lyman_Beecher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123]=&quot;Yes&quot;;&quot;Serendipitous&quot;;IF([.E123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23]=&quot;No&quot;;&quot;Unexpected&quot;;IF([.D123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23]))=&quot;SERENDIPITOUS&quot;;1;IF(UPPER(TRIM([.F123]))=&quot;TOO OBVIOUS&quot;;0;0.5))" office:value-type="float" office:value="0.5">
            <text:p>0.5</text:p>
          </table:table-cell>
          <table:table-cell table:style-name="ce4" table:formula="of:=[.H123]+IF(UPPER(TRIM([.G123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1: Renita_J._Weems AND Lyman_Beecher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24]=&quot;Yes&quot;;&quot;Serendipitous&quot;;IF([.E124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24]=&quot;No&quot;;&quot;Unexpected&quot;;IF([.D124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24]))=&quot;SERENDIPITOUS&quot;;1;IF(UPPER(TRIM([.F124]))=&quot;TOO OBVIOUS&quot;;0;0.5))" office:value-type="float" office:value="0.5">
            <text:p>0.5</text:p>
          </table:table-cell>
          <table:table-cell table:style-name="ce4" table:formula="of:=[.H124]+IF(UPPER(TRIM([.G124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2: Yana_Santos AND Karol_Rosa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25]=&quot;Yes&quot;;&quot;Serendipitous&quot;;IF([.E125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25]=&quot;No&quot;;&quot;Unexpected&quot;;IF([.D125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25]))=&quot;SERENDIPITOUS&quot;;1;IF(UPPER(TRIM([.F125]))=&quot;TOO OBVIOUS&quot;;0;0.5))" office:value-type="float" office:value="0.5">
            <text:p>0.5</text:p>
          </table:table-cell>
          <table:table-cell table:style-name="ce4" table:formula="of:=[.H125]+IF(UPPER(TRIM([.G125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2: Yana_Santos AND Karol_Rosa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126]=&quot;Yes&quot;;&quot;Serendipitous&quot;;IF([.E126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26]=&quot;No&quot;;&quot;Unexpected&quot;;IF([.D126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26]))=&quot;SERENDIPITOUS&quot;;1;IF(UPPER(TRIM([.F126]))=&quot;TOO OBVIOUS&quot;;0;0.5))" office:value-type="float" office:value="0.5">
            <text:p>0.5</text:p>
          </table:table-cell>
          <table:table-cell table:style-name="ce4" table:formula="of:=[.H126]+IF(UPPER(TRIM([.G126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2: Yana_Santos AND Karol_Rosa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27]=&quot;Yes&quot;;&quot;Serendipitous&quot;;IF([.E127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27]=&quot;No&quot;;&quot;Unexpected&quot;;IF([.D127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27]))=&quot;SERENDIPITOUS&quot;;1;IF(UPPER(TRIM([.F127]))=&quot;TOO OBVIOUS&quot;;0;0.5))" office:value-type="float" office:value="0.5">
            <text:p>0.5</text:p>
          </table:table-cell>
          <table:table-cell table:style-name="ce4" table:formula="of:=[.H127]+IF(UPPER(TRIM([.G127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3: Mathew_Charles_Lamb AND Rhodesian_Light_Infantry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128]=&quot;Yes&quot;;&quot;Serendipitous&quot;;IF([.E128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28]=&quot;No&quot;;&quot;Unexpected&quot;;IF([.D128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28]))=&quot;SERENDIPITOUS&quot;;1;IF(UPPER(TRIM([.F128]))=&quot;TOO OBVIOUS&quot;;0;0.5))" office:value-type="float" office:value="1">
            <text:p>1</text:p>
          </table:table-cell>
          <table:table-cell table:style-name="ce4" table:formula="of:=[.H128]+IF(UPPER(TRIM([.G128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3: Mathew_Charles_Lamb AND Rhodesian_Light_Infantry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29]=&quot;Yes&quot;;&quot;Serendipitous&quot;;IF([.E129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29]=&quot;No&quot;;&quot;Unexpected&quot;;IF([.D129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29]))=&quot;SERENDIPITOUS&quot;;1;IF(UPPER(TRIM([.F129]))=&quot;TOO OBVIOUS&quot;;0;0.5))" office:value-type="float" office:value="1">
            <text:p>1</text:p>
          </table:table-cell>
          <table:table-cell table:style-name="ce4" table:formula="of:=[.H129]+IF(UPPER(TRIM([.G129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3: Mathew_Charles_Lamb AND Rhodesian_Light_Infantry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30]=&quot;Yes&quot;;&quot;Serendipitous&quot;;IF([.E130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30]=&quot;No&quot;;&quot;Unexpected&quot;;IF([.D13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30]))=&quot;SERENDIPITOUS&quot;;1;IF(UPPER(TRIM([.F130]))=&quot;TOO OBVIOUS&quot;;0;0.5))" office:value-type="float" office:value="0.5">
            <text:p>0.5</text:p>
          </table:table-cell>
          <table:table-cell table:style-name="ce4" table:formula="of:=[.H130]+IF(UPPER(TRIM([.G130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4: Syntax-directed_translation AND Compiler-compiler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131]=&quot;Yes&quot;;&quot;Serendipitous&quot;;IF([.E131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31]=&quot;No&quot;;&quot;Unexpected&quot;;IF([.D131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31]))=&quot;SERENDIPITOUS&quot;;1;IF(UPPER(TRIM([.F131]))=&quot;TOO OBVIOUS&quot;;0;0.5))" office:value-type="float" office:value="1">
            <text:p>1</text:p>
          </table:table-cell>
          <table:table-cell table:style-name="ce4" table:formula="of:=[.H131]+IF(UPPER(TRIM([.G131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4: Syntax-directed_translation AND Compiler-compiler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32]=&quot;Yes&quot;;&quot;Serendipitous&quot;;IF([.E132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32]=&quot;No&quot;;&quot;Unexpected&quot;;IF([.D132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32]))=&quot;SERENDIPITOUS&quot;;1;IF(UPPER(TRIM([.F132]))=&quot;TOO OBVIOUS&quot;;0;0.5))" office:value-type="float" office:value="1">
            <text:p>1</text:p>
          </table:table-cell>
          <table:table-cell table:style-name="ce4" table:formula="of:=[.H132]+IF(UPPER(TRIM([.G132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4: Syntax-directed_translation AND Compiler-compiler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33]=&quot;Yes&quot;;&quot;Serendipitous&quot;;IF([.E133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33]=&quot;No&quot;;&quot;Unexpected&quot;;IF([.D133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33]))=&quot;SERENDIPITOUS&quot;;1;IF(UPPER(TRIM([.F133]))=&quot;TOO OBVIOUS&quot;;0;0.5))" office:value-type="float" office:value="0.5">
            <text:p>0.5</text:p>
          </table:table-cell>
          <table:table-cell table:style-name="ce4" table:formula="of:=[.H133]+IF(UPPER(TRIM([.G133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5: Alexander_the_Great_(1956_film) AND Cleopatra_Eurydice_of_Macedon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34]=&quot;Yes&quot;;&quot;Serendipitous&quot;;IF([.E134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34]=&quot;No&quot;;&quot;Unexpected&quot;;IF([.D134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34]))=&quot;SERENDIPITOUS&quot;;1;IF(UPPER(TRIM([.F134]))=&quot;TOO OBVIOUS&quot;;0;0.5))" office:value-type="float" office:value="0">
            <text:p>0</text:p>
          </table:table-cell>
          <table:table-cell table:style-name="ce4" table:formula="of:=[.H134]+IF(UPPER(TRIM([.G134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5: Alexander_the_Great_(1956_film) AND Cleopatra_Eurydice_of_Macedon</text:p>
          </table:table-cell>
          <table:table-cell table:style-name="ce2" office:value-type="string">
            <text:p>Anonymous User 2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35]=&quot;Yes&quot;;&quot;Serendipitous&quot;;IF([.E135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35]=&quot;No&quot;;&quot;Unexpected&quot;;IF([.D135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35]))=&quot;SERENDIPITOUS&quot;;1;IF(UPPER(TRIM([.F135]))=&quot;TOO OBVIOUS&quot;;0;0.5))" office:value-type="float" office:value="0">
            <text:p>0</text:p>
          </table:table-cell>
          <table:table-cell table:style-name="ce4" table:formula="of:=[.H135]+IF(UPPER(TRIM([.G135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5: Alexander_the_Great_(1956_film) AND Cleopatra_Eurydice_of_Macedon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36]=&quot;Yes&quot;;&quot;Serendipitous&quot;;IF([.E136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36]=&quot;No&quot;;&quot;Unexpected&quot;;IF([.D136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36]))=&quot;SERENDIPITOUS&quot;;1;IF(UPPER(TRIM([.F136]))=&quot;TOO OBVIOUS&quot;;0;0.5))" office:value-type="float" office:value="0.5">
            <text:p>0.5</text:p>
          </table:table-cell>
          <table:table-cell table:style-name="ce4" table:formula="of:=[.H136]+IF(UPPER(TRIM([.G136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6: Citheronia AND Citheronia_lobesis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37]=&quot;Yes&quot;;&quot;Serendipitous&quot;;IF([.E137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37]=&quot;No&quot;;&quot;Unexpected&quot;;IF([.D137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37]))=&quot;SERENDIPITOUS&quot;;1;IF(UPPER(TRIM([.F137]))=&quot;TOO OBVIOUS&quot;;0;0.5))" office:value-type="float" office:value="0">
            <text:p>0</text:p>
          </table:table-cell>
          <table:table-cell table:style-name="ce4" table:formula="of:=[.H137]+IF(UPPER(TRIM([.G137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6: Citheronia AND Citheronia_lobesis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38]=&quot;Yes&quot;;&quot;Serendipitous&quot;;IF([.E138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38]=&quot;No&quot;;&quot;Unexpected&quot;;IF([.D138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38]))=&quot;SERENDIPITOUS&quot;;1;IF(UPPER(TRIM([.F138]))=&quot;TOO OBVIOUS&quot;;0;0.5))" office:value-type="float" office:value="1">
            <text:p>1</text:p>
          </table:table-cell>
          <table:table-cell table:style-name="ce4" table:formula="of:=[.H138]+IF(UPPER(TRIM([.G138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6: Citheronia AND Citheronia_lobesis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139]=&quot;Yes&quot;;&quot;Serendipitous&quot;;IF([.E13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39]=&quot;No&quot;;&quot;Unexpected&quot;;IF([.D139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39]))=&quot;SERENDIPITOUS&quot;;1;IF(UPPER(TRIM([.F139]))=&quot;TOO OBVIOUS&quot;;0;0.5))" office:value-type="float" office:value="0.5">
            <text:p>0.5</text:p>
          </table:table-cell>
          <table:table-cell table:style-name="ce4" table:formula="of:=[.H139]+IF(UPPER(TRIM([.G139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7: Royal_Monastery_of_San_Juan_de_la_PeÃ±a AND Valencia_Cathedral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140]=&quot;Yes&quot;;&quot;Serendipitous&quot;;IF([.E140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40]=&quot;No&quot;;&quot;Unexpected&quot;;IF([.D14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40]))=&quot;SERENDIPITOUS&quot;;1;IF(UPPER(TRIM([.F140]))=&quot;TOO OBVIOUS&quot;;0;0.5))" office:value-type="float" office:value="1">
            <text:p>1</text:p>
          </table:table-cell>
          <table:table-cell table:style-name="ce4" table:formula="of:=[.H140]+IF(UPPER(TRIM([.G140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7: Royal_Monastery_of_San_Juan_de_la_PeÃ±a AND Valencia_Cathedral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41]=&quot;Yes&quot;;&quot;Serendipitous&quot;;IF([.E141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41]=&quot;No&quot;;&quot;Unexpected&quot;;IF([.D141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41]))=&quot;SERENDIPITOUS&quot;;1;IF(UPPER(TRIM([.F141]))=&quot;TOO OBVIOUS&quot;;0;0.5))" office:value-type="float" office:value="1">
            <text:p>1</text:p>
          </table:table-cell>
          <table:table-cell table:style-name="ce4" table:formula="of:=[.H141]+IF(UPPER(TRIM([.G141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7: Royal_Monastery_of_San_Juan_de_la_PeÃ±a AND Valencia_Cathedral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142]=&quot;Yes&quot;;&quot;Serendipitous&quot;;IF([.E142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42]=&quot;No&quot;;&quot;Unexpected&quot;;IF([.D142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42]))=&quot;SERENDIPITOUS&quot;;1;IF(UPPER(TRIM([.F142]))=&quot;TOO OBVIOUS&quot;;0;0.5))" office:value-type="float" office:value="0.5">
            <text:p>0.5</text:p>
          </table:table-cell>
          <table:table-cell table:style-name="ce4" table:formula="of:=[.H142]+IF(UPPER(TRIM([.G142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8: Bifrons_(demon) AND Leraje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143]=&quot;Yes&quot;;&quot;Serendipitous&quot;;IF([.E143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43]=&quot;No&quot;;&quot;Unexpected&quot;;IF([.D143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43]))=&quot;SERENDIPITOUS&quot;;1;IF(UPPER(TRIM([.F143]))=&quot;TOO OBVIOUS&quot;;0;0.5))" office:value-type="float" office:value="1">
            <text:p>1</text:p>
          </table:table-cell>
          <table:table-cell table:style-name="ce4" table:formula="of:=[.H143]+IF(UPPER(TRIM([.G143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8: Bifrons_(demon) AND Leraje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44]=&quot;Yes&quot;;&quot;Serendipitous&quot;;IF([.E144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44]=&quot;No&quot;;&quot;Unexpected&quot;;IF([.D144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44]))=&quot;SERENDIPITOUS&quot;;1;IF(UPPER(TRIM([.F144]))=&quot;TOO OBVIOUS&quot;;0;0.5))" office:value-type="float" office:value="1">
            <text:p>1</text:p>
          </table:table-cell>
          <table:table-cell table:style-name="ce4" table:formula="of:=[.H144]+IF(UPPER(TRIM([.G144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48: Bifrons_(demon) AND Leraje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45]=&quot;Yes&quot;;&quot;Serendipitous&quot;;IF([.E145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45]=&quot;No&quot;;&quot;Unexpected&quot;;IF([.D145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45]))=&quot;SERENDIPITOUS&quot;;1;IF(UPPER(TRIM([.F145]))=&quot;TOO OBVIOUS&quot;;0;0.5))" office:value-type="float" office:value="0.5">
            <text:p>0.5</text:p>
          </table:table-cell>
          <table:table-cell table:style-name="ce4" table:formula="of:=[.H145]+IF(UPPER(TRIM([.G145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9: Robinson's_Arch AND Edward_Robinson_(scholar)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46]=&quot;Yes&quot;;&quot;Serendipitous&quot;;IF([.E146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46]=&quot;No&quot;;&quot;Unexpected&quot;;IF([.D146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46]))=&quot;SERENDIPITOUS&quot;;1;IF(UPPER(TRIM([.F146]))=&quot;TOO OBVIOUS&quot;;0;0.5))" office:value-type="float" office:value="0">
            <text:p>0</text:p>
          </table:table-cell>
          <table:table-cell table:style-name="ce4" table:formula="of:=[.H146]+IF(UPPER(TRIM([.G146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9: Robinson's_Arch AND Edward_Robinson_(scholar)</text:p>
          </table:table-cell>
          <table:table-cell table:style-name="ce2" office:value-type="string">
            <text:p>Anonymous User 2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47]=&quot;Yes&quot;;&quot;Serendipitous&quot;;IF([.E147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47]=&quot;No&quot;;&quot;Unexpected&quot;;IF([.D147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47]))=&quot;SERENDIPITOUS&quot;;1;IF(UPPER(TRIM([.F147]))=&quot;TOO OBVIOUS&quot;;0;0.5))" office:value-type="float" office:value="0">
            <text:p>0</text:p>
          </table:table-cell>
          <table:table-cell table:style-name="ce4" table:formula="of:=[.H147]+IF(UPPER(TRIM([.G147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49: Robinson's_Arch AND Edward_Robinson_(scholar)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148]=&quot;Yes&quot;;&quot;Serendipitous&quot;;IF([.E148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48]=&quot;No&quot;;&quot;Unexpected&quot;;IF([.D148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48]))=&quot;SERENDIPITOUS&quot;;1;IF(UPPER(TRIM([.F148]))=&quot;TOO OBVIOUS&quot;;0;0.5))" office:value-type="float" office:value="0.5">
            <text:p>0.5</text:p>
          </table:table-cell>
          <table:table-cell table:style-name="ce4" table:formula="of:=[.H148]+IF(UPPER(TRIM([.G148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0: General_covariance AND Tensor_field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149]=&quot;Yes&quot;;&quot;Serendipitous&quot;;IF([.E149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49]=&quot;No&quot;;&quot;Unexpected&quot;;IF([.D149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49]))=&quot;SERENDIPITOUS&quot;;1;IF(UPPER(TRIM([.F149]))=&quot;TOO OBVIOUS&quot;;0;0.5))" office:value-type="float" office:value="1">
            <text:p>1</text:p>
          </table:table-cell>
          <table:table-cell table:style-name="ce4" table:formula="of:=[.H149]+IF(UPPER(TRIM([.G149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0: General_covariance AND Tensor_field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50]=&quot;Yes&quot;;&quot;Serendipitous&quot;;IF([.E150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50]=&quot;No&quot;;&quot;Unexpected&quot;;IF([.D150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50]))=&quot;SERENDIPITOUS&quot;;1;IF(UPPER(TRIM([.F150]))=&quot;TOO OBVIOUS&quot;;0;0.5))" office:value-type="float" office:value="1">
            <text:p>1</text:p>
          </table:table-cell>
          <table:table-cell table:style-name="ce4" table:formula="of:=[.H150]+IF(UPPER(TRIM([.G150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0: General_covariance AND Tensor_field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151]=&quot;Yes&quot;;&quot;Serendipitous&quot;;IF([.E151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51]=&quot;No&quot;;&quot;Unexpected&quot;;IF([.D151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51]))=&quot;SERENDIPITOUS&quot;;1;IF(UPPER(TRIM([.F151]))=&quot;TOO OBVIOUS&quot;;0;0.5))" office:value-type="float" office:value="1">
            <text:p>1</text:p>
          </table:table-cell>
          <table:table-cell table:style-name="ce4" table:formula="of:=[.H151]+IF(UPPER(TRIM([.G151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1: Gallatin_County,_Montana AND Manhattan,_Montana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52]=&quot;Yes&quot;;&quot;Serendipitous&quot;;IF([.E152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52]=&quot;No&quot;;&quot;Unexpected&quot;;IF([.D152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52]))=&quot;SERENDIPITOUS&quot;;1;IF(UPPER(TRIM([.F152]))=&quot;TOO OBVIOUS&quot;;0;0.5))" office:value-type="float" office:value="0">
            <text:p>0</text:p>
          </table:table-cell>
          <table:table-cell table:style-name="ce4" table:formula="of:=[.H152]+IF(UPPER(TRIM([.G152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1: Gallatin_County,_Montana AND Manhattan,_Montana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53]=&quot;Yes&quot;;&quot;Serendipitous&quot;;IF([.E153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53]=&quot;No&quot;;&quot;Unexpected&quot;;IF([.D153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53]))=&quot;SERENDIPITOUS&quot;;1;IF(UPPER(TRIM([.F153]))=&quot;TOO OBVIOUS&quot;;0;0.5))" office:value-type="float" office:value="1">
            <text:p>1</text:p>
          </table:table-cell>
          <table:table-cell table:style-name="ce4" table:formula="of:=[.H153]+IF(UPPER(TRIM([.G153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1: Gallatin_County,_Montana AND Manhattan,_Montana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54]=&quot;Yes&quot;;&quot;Serendipitous&quot;;IF([.E154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54]=&quot;No&quot;;&quot;Unexpected&quot;;IF([.D154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54]))=&quot;SERENDIPITOUS&quot;;1;IF(UPPER(TRIM([.F154]))=&quot;TOO OBVIOUS&quot;;0;0.5))" office:value-type="float" office:value="0.5">
            <text:p>0.5</text:p>
          </table:table-cell>
          <table:table-cell table:style-name="ce4" table:formula="of:=[.H154]+IF(UPPER(TRIM([.G154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2: John_Bailey_(American_actor) AND New_Wave_Hookers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55]=&quot;Yes&quot;;&quot;Serendipitous&quot;;IF([.E155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55]=&quot;No&quot;;&quot;Unexpected&quot;;IF([.D155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55]))=&quot;SERENDIPITOUS&quot;;1;IF(UPPER(TRIM([.F155]))=&quot;TOO OBVIOUS&quot;;0;0.5))" office:value-type="float" office:value="0">
            <text:p>0</text:p>
          </table:table-cell>
          <table:table-cell table:style-name="ce4" table:formula="of:=[.H155]+IF(UPPER(TRIM([.G155]))=&quot;UNEXPECTED&quot;;0.2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2: John_Bailey_(American_actor) AND New_Wave_Hookers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56]=&quot;Yes&quot;;&quot;Serendipitous&quot;;IF([.E156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56]=&quot;No&quot;;&quot;Unexpected&quot;;IF([.D156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56]))=&quot;SERENDIPITOUS&quot;;1;IF(UPPER(TRIM([.F156]))=&quot;TOO OBVIOUS&quot;;0;0.5))" office:value-type="float" office:value="1">
            <text:p>1</text:p>
          </table:table-cell>
          <table:table-cell table:style-name="ce4" table:formula="of:=[.H156]+IF(UPPER(TRIM([.G156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2: John_Bailey_(American_actor) AND New_Wave_Hookers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57]=&quot;Yes&quot;;&quot;Serendipitous&quot;;IF([.E157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57]=&quot;No&quot;;&quot;Unexpected&quot;;IF([.D157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57]))=&quot;SERENDIPITOUS&quot;;1;IF(UPPER(TRIM([.F157]))=&quot;TOO OBVIOUS&quot;;0;0.5))" office:value-type="float" office:value="0.5">
            <text:p>0.5</text:p>
          </table:table-cell>
          <table:table-cell table:style-name="ce4" table:formula="of:=[.H157]+IF(UPPER(TRIM([.G157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3: Eystein_Glumra AND Rognvald_Eysteinsson</text:p>
          </table:table-cell>
          <table:table-cell table:style-name="ce2" office:value-type="string">
            <text:p>Anonymous User 1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Does not apply</text:p>
          </table:table-cell>
          <table:table-cell table:style-name="ce4" table:formula="of:=IF([.E158]=&quot;Yes&quot;;&quot;Serendipitous&quot;;IF([.E158]=&quot;DOES NOT APPLY&quot;;&quot;Too obvious&quot;;&quot;Irrelevant&quot;))" office:value-type="string" office:string-value="Too obvious">
            <text:p>Too obvious</text:p>
          </table:table-cell>
          <table:table-cell table:style-name="ce4" table:formula="of:=IF([.C158]=&quot;No&quot;;&quot;Unexpected&quot;;IF([.D158]=&quot;No&quot;;&quot;Mildly Unexpected&quot;;&quot;Expected&quot;))" office:value-type="string" office:string-value="Expected">
            <text:p>Expected</text:p>
          </table:table-cell>
          <table:table-cell table:style-name="ce4" table:formula="of:=IF(UPPER(TRIM([.F158]))=&quot;SERENDIPITOUS&quot;;1;IF(UPPER(TRIM([.F158]))=&quot;TOO OBVIOUS&quot;;0;0.5))" office:value-type="float" office:value="0">
            <text:p>0</text:p>
          </table:table-cell>
          <table:table-cell table:style-name="ce4" table:formula="of:=[.H158]+IF(UPPER(TRIM([.G158]))=&quot;UNEXPECTED&quot;;0.2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3: Eystein_Glumra AND Rognvald_Eysteinsson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4" table:formula="of:=IF([.E159]=&quot;Yes&quot;;&quot;Serendipitous&quot;;IF([.E15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59]=&quot;No&quot;;&quot;Unexpected&quot;;IF([.D159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59]))=&quot;SERENDIPITOUS&quot;;1;IF(UPPER(TRIM([.F159]))=&quot;TOO OBVIOUS&quot;;0;0.5))" office:value-type="float" office:value="0.5">
            <text:p>0.5</text:p>
          </table:table-cell>
          <table:table-cell table:style-name="ce4" table:formula="of:=[.H159]+IF(UPPER(TRIM([.G159]))=&quot;UNEXPECTED&quot;;0.2;0)" office:value-type="float" office:value="0.5">
            <text:p>0.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3: Eystein_Glumra AND Rognvald_Eysteinsson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60]=&quot;Yes&quot;;&quot;Serendipitous&quot;;IF([.E160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60]=&quot;No&quot;;&quot;Unexpected&quot;;IF([.D160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60]))=&quot;SERENDIPITOUS&quot;;1;IF(UPPER(TRIM([.F160]))=&quot;TOO OBVIOUS&quot;;0;0.5))" office:value-type="float" office:value="1">
            <text:p>1</text:p>
          </table:table-cell>
          <table:table-cell table:style-name="ce4" table:formula="of:=[.H160]+IF(UPPER(TRIM([.G160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4: Imperial_Capital AND City_National_Bank_(California)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61]=&quot;Yes&quot;;&quot;Serendipitous&quot;;IF([.E161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61]=&quot;No&quot;;&quot;Unexpected&quot;;IF([.D161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61]))=&quot;SERENDIPITOUS&quot;;1;IF(UPPER(TRIM([.F161]))=&quot;TOO OBVIOUS&quot;;0;0.5))" office:value-type="float" office:value="0.5">
            <text:p>0.5</text:p>
          </table:table-cell>
          <table:table-cell table:style-name="ce4" table:formula="of:=[.H161]+IF(UPPER(TRIM([.G161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4: Imperial_Capital AND City_National_Bank_(California)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62]=&quot;Yes&quot;;&quot;Serendipitous&quot;;IF([.E162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62]=&quot;No&quot;;&quot;Unexpected&quot;;IF([.D162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62]))=&quot;SERENDIPITOUS&quot;;1;IF(UPPER(TRIM([.F162]))=&quot;TOO OBVIOUS&quot;;0;0.5))" office:value-type="float" office:value="1">
            <text:p>1</text:p>
          </table:table-cell>
          <table:table-cell table:style-name="ce4" table:formula="of:=[.H162]+IF(UPPER(TRIM([.G162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4: Imperial_Capital AND City_National_Bank_(California)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63]=&quot;Yes&quot;;&quot;Serendipitous&quot;;IF([.E163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63]=&quot;No&quot;;&quot;Unexpected&quot;;IF([.D163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63]))=&quot;SERENDIPITOUS&quot;;1;IF(UPPER(TRIM([.F163]))=&quot;TOO OBVIOUS&quot;;0;0.5))" office:value-type="float" office:value="0.5">
            <text:p>0.5</text:p>
          </table:table-cell>
          <table:table-cell table:style-name="ce4" table:formula="of:=[.H163]+IF(UPPER(TRIM([.G163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5: Kazuyo_Sejima AND Towada_Art_Center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64]=&quot;Yes&quot;;&quot;Serendipitous&quot;;IF([.E164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64]=&quot;No&quot;;&quot;Unexpected&quot;;IF([.D164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64]))=&quot;SERENDIPITOUS&quot;;1;IF(UPPER(TRIM([.F164]))=&quot;TOO OBVIOUS&quot;;0;0.5))" office:value-type="float" office:value="0.5">
            <text:p>0.5</text:p>
          </table:table-cell>
          <table:table-cell table:style-name="ce4" table:formula="of:=[.H164]+IF(UPPER(TRIM([.G164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5: Kazuyo_Sejima AND Towada_Art_Center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65]=&quot;Yes&quot;;&quot;Serendipitous&quot;;IF([.E165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65]=&quot;No&quot;;&quot;Unexpected&quot;;IF([.D165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65]))=&quot;SERENDIPITOUS&quot;;1;IF(UPPER(TRIM([.F165]))=&quot;TOO OBVIOUS&quot;;0;0.5))" office:value-type="float" office:value="1">
            <text:p>1</text:p>
          </table:table-cell>
          <table:table-cell table:style-name="ce4" table:formula="of:=[.H165]+IF(UPPER(TRIM([.G165]))=&quot;UNEXPECTED&quot;;0.2;0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5: Kazuyo_Sejima AND Towada_Art_Center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66]=&quot;Yes&quot;;&quot;Serendipitous&quot;;IF([.E166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66]=&quot;No&quot;;&quot;Unexpected&quot;;IF([.D166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66]))=&quot;SERENDIPITOUS&quot;;1;IF(UPPER(TRIM([.F166]))=&quot;TOO OBVIOUS&quot;;0;0.5))" office:value-type="float" office:value="0.5">
            <text:p>0.5</text:p>
          </table:table-cell>
          <table:table-cell table:style-name="ce4" table:formula="of:=[.H166]+IF(UPPER(TRIM([.G166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6: Niue_dollar AND Cook_Islands_dollar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67]=&quot;Yes&quot;;&quot;Serendipitous&quot;;IF([.E167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67]=&quot;No&quot;;&quot;Unexpected&quot;;IF([.D167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67]))=&quot;SERENDIPITOUS&quot;;1;IF(UPPER(TRIM([.F167]))=&quot;TOO OBVIOUS&quot;;0;0.5))" office:value-type="float" office:value="0.5">
            <text:p>0.5</text:p>
          </table:table-cell>
          <table:table-cell table:style-name="ce4" table:formula="of:=[.H167]+IF(UPPER(TRIM([.G167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6: Niue_dollar AND Cook_Islands_dollar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68]=&quot;Yes&quot;;&quot;Serendipitous&quot;;IF([.E168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68]=&quot;No&quot;;&quot;Unexpected&quot;;IF([.D168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68]))=&quot;SERENDIPITOUS&quot;;1;IF(UPPER(TRIM([.F168]))=&quot;TOO OBVIOUS&quot;;0;0.5))" office:value-type="float" office:value="1">
            <text:p>1</text:p>
          </table:table-cell>
          <table:table-cell table:style-name="ce4" table:formula="of:=[.H168]+IF(UPPER(TRIM([.G168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6: Niue_dollar AND Cook_Islands_dollar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69]=&quot;Yes&quot;;&quot;Serendipitous&quot;;IF([.E169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69]=&quot;No&quot;;&quot;Unexpected&quot;;IF([.D169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69]))=&quot;SERENDIPITOUS&quot;;1;IF(UPPER(TRIM([.F169]))=&quot;TOO OBVIOUS&quot;;0;0.5))" office:value-type="float" office:value="0.5">
            <text:p>0.5</text:p>
          </table:table-cell>
          <table:table-cell table:style-name="ce4" table:formula="of:=[.H169]+IF(UPPER(TRIM([.G169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7: Thaler AND German_Orthographic_Conference_of_1901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70]=&quot;Yes&quot;;&quot;Serendipitous&quot;;IF([.E170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70]=&quot;No&quot;;&quot;Unexpected&quot;;IF([.D170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70]))=&quot;SERENDIPITOUS&quot;;1;IF(UPPER(TRIM([.F170]))=&quot;TOO OBVIOUS&quot;;0;0.5))" office:value-type="float" office:value="0.5">
            <text:p>0.5</text:p>
          </table:table-cell>
          <table:table-cell table:style-name="ce4" table:formula="of:=[.H170]+IF(UPPER(TRIM([.G170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7: Thaler AND German_Orthographic_Conference_of_1901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171]=&quot;Yes&quot;;&quot;Serendipitous&quot;;IF([.E171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71]=&quot;No&quot;;&quot;Unexpected&quot;;IF([.D171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71]))=&quot;SERENDIPITOUS&quot;;1;IF(UPPER(TRIM([.F171]))=&quot;TOO OBVIOUS&quot;;0;0.5))" office:value-type="float" office:value="1">
            <text:p>1</text:p>
          </table:table-cell>
          <table:table-cell table:style-name="ce4" table:formula="of:=[.H171]+IF(UPPER(TRIM([.G171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ity Pair 57: Thaler AND German_Orthographic_Conference_of_1901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72]=&quot;Yes&quot;;&quot;Serendipitous&quot;;IF([.E172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72]=&quot;No&quot;;&quot;Unexpected&quot;;IF([.D172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72]))=&quot;SERENDIPITOUS&quot;;1;IF(UPPER(TRIM([.F172]))=&quot;TOO OBVIOUS&quot;;0;0.5))" office:value-type="float" office:value="0.5">
            <text:p>0.5</text:p>
          </table:table-cell>
          <table:table-cell table:style-name="ce4" table:formula="of:=[.H172]+IF(UPPER(TRIM([.G172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8: Glenn_Dorsey AND Kyle_Williams_(defensive_tackle)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73]=&quot;Yes&quot;;&quot;Serendipitous&quot;;IF([.E173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73]=&quot;No&quot;;&quot;Unexpected&quot;;IF([.D173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73]))=&quot;SERENDIPITOUS&quot;;1;IF(UPPER(TRIM([.F173]))=&quot;TOO OBVIOUS&quot;;0;0.5))" office:value-type="float" office:value="0.5">
            <text:p>0.5</text:p>
          </table:table-cell>
          <table:table-cell table:style-name="ce4" table:formula="of:=[.H173]+IF(UPPER(TRIM([.G173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8: Glenn_Dorsey AND Kyle_Williams_(defensive_tackle)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74]=&quot;Yes&quot;;&quot;Serendipitous&quot;;IF([.E174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74]=&quot;No&quot;;&quot;Unexpected&quot;;IF([.D174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74]))=&quot;SERENDIPITOUS&quot;;1;IF(UPPER(TRIM([.F174]))=&quot;TOO OBVIOUS&quot;;0;0.5))" office:value-type="float" office:value="1">
            <text:p>1</text:p>
          </table:table-cell>
          <table:table-cell table:style-name="ce4" table:formula="of:=[.H174]+IF(UPPER(TRIM([.G174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8: Glenn_Dorsey AND Kyle_Williams_(defensive_tackle)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75]=&quot;Yes&quot;;&quot;Serendipitous&quot;;IF([.E175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75]=&quot;No&quot;;&quot;Unexpected&quot;;IF([.D175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75]))=&quot;SERENDIPITOUS&quot;;1;IF(UPPER(TRIM([.F175]))=&quot;TOO OBVIOUS&quot;;0;0.5))" office:value-type="float" office:value="0.5">
            <text:p>0.5</text:p>
          </table:table-cell>
          <table:table-cell table:style-name="ce4" table:formula="of:=[.H175]+IF(UPPER(TRIM([.G175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9: Brett_Sperry AND Louis_Castle</text:p>
          </table:table-cell>
          <table:table-cell table:style-name="ce2" office:value-type="string">
            <text:p>Anonymous User 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Yes</text:p>
          </table:table-cell>
          <table:table-cell table:style-name="ce4" table:formula="of:=IF([.E176]=&quot;Yes&quot;;&quot;Serendipitous&quot;;IF([.E176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76]=&quot;No&quot;;&quot;Unexpected&quot;;IF([.D176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76]))=&quot;SERENDIPITOUS&quot;;1;IF(UPPER(TRIM([.F176]))=&quot;TOO OBVIOUS&quot;;0;0.5))" office:value-type="float" office:value="1">
            <text:p>1</text:p>
          </table:table-cell>
          <table:table-cell table:style-name="ce4" table:formula="of:=[.H176]+IF(UPPER(TRIM([.G176]))=&quot;UNEXPECTED&quot;;0.2;0)"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9: Brett_Sperry AND Louis_Castle</text:p>
          </table:table-cell>
          <table:table-cell table:style-name="ce2" office:value-type="string">
            <text:p>Anonymous User 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4" table:formula="of:=IF([.E177]=&quot;Yes&quot;;&quot;Serendipitous&quot;;IF([.E177]=&quot;DOES NOT APPLY&quot;;&quot;Too obvious&quot;;&quot;Irrelevant&quot;))" office:value-type="string" office:string-value="Serendipitous">
            <text:p>Serendipitous</text:p>
          </table:table-cell>
          <table:table-cell table:style-name="ce4" table:formula="of:=IF([.C177]=&quot;No&quot;;&quot;Unexpected&quot;;IF([.D177]=&quot;No&quot;;&quot;Mildly Unexpected&quot;;&quot;Expected&quot;))" office:value-type="string" office:string-value="Mildly Unexpected">
            <text:p>Mildly Unexpected</text:p>
          </table:table-cell>
          <table:table-cell table:style-name="ce4" table:formula="of:=IF(UPPER(TRIM([.F177]))=&quot;SERENDIPITOUS&quot;;1;IF(UPPER(TRIM([.F177]))=&quot;TOO OBVIOUS&quot;;0;0.5))" office:value-type="float" office:value="1">
            <text:p>1</text:p>
          </table:table-cell>
          <table:table-cell table:style-name="ce4" table:formula="of:=[.H177]+IF(UPPER(TRIM([.G177]))=&quot;UNEXPECTED&quot;;0.2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ity Pair 59: Brett_Sperry AND Louis_Castle</text:p>
          </table:table-cell>
          <table:table-cell table:style-name="ce2" office:value-type="string">
            <text:p>Anonymous User 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Does not apply</text:p>
          </table:table-cell>
          <table:table-cell table:style-name="ce2" office:value-type="string">
            <text:p>No</text:p>
          </table:table-cell>
          <table:table-cell table:style-name="ce4" table:formula="of:=IF([.E178]=&quot;Yes&quot;;&quot;Serendipitous&quot;;IF([.E178]=&quot;DOES NOT APPLY&quot;;&quot;Too obvious&quot;;&quot;Irrelevant&quot;))" office:value-type="string" office:string-value="Irrelevant">
            <text:p>Irrelevant</text:p>
          </table:table-cell>
          <table:table-cell table:style-name="ce4" table:formula="of:=IF([.C178]=&quot;No&quot;;&quot;Unexpected&quot;;IF([.D178]=&quot;No&quot;;&quot;Mildly Unexpected&quot;;&quot;Expected&quot;))" office:value-type="string" office:string-value="Unexpected">
            <text:p>Unexpected</text:p>
          </table:table-cell>
          <table:table-cell table:style-name="ce4" table:formula="of:=IF(UPPER(TRIM([.F178]))=&quot;SERENDIPITOUS&quot;;1;IF(UPPER(TRIM([.F178]))=&quot;TOO OBVIOUS&quot;;0;0.5))" office:value-type="float" office:value="0.5">
            <text:p>0.5</text:p>
          </table:table-cell>
          <table:table-cell table:style-name="ce4" table:formula="of:=[.H178]+IF(UPPER(TRIM([.G178]))=&quot;UNEXPECTED&quot;;0.2;0)" office:value-type="float" office:value="0.7">
            <text:p>0.7</text:p>
          </table:table-cell>
          <table:table-cell table:number-columns-repeated="1015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4">04/05/2025</text:date>, <text:time>23:51: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04T23:51:43.93</dc:date>
    <meta:document-statistic meta:table-count="1" meta:cell-count="1602" meta:object-count="0"/>
    <meta:generator>OpenOffice/4.1.7$Win32 OpenOffice.org_project/417m1$Build-9800</meta:generator>
  </office:meta>
</office:document-meta>
</file>